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51fc" officeooo:paragraph-rsid="000251fc"/>
    </style:style>
    <style:style style:name="P2" style:family="paragraph" style:parent-style-name="Standard">
      <style:paragraph-properties fo:text-align="justify" style:justify-single-word="false"/>
      <style:text-properties officeooo:rsid="000251fc" officeooo:paragraph-rsid="000251fc"/>
    </style:style>
    <style:style style:name="P3" style:family="paragraph" style:parent-style-name="Standard">
      <style:paragraph-properties fo:text-align="justify" style:justify-single-word="false"/>
      <style:text-properties officeooo:rsid="000251fc" officeooo:paragraph-rsid="0005d67d"/>
    </style:style>
    <style:style style:name="P4" style:family="paragraph" style:parent-style-name="Standard">
      <style:paragraph-properties fo:text-align="justify" style:justify-single-word="false"/>
      <style:text-properties officeooo:paragraph-rsid="0005ddf3"/>
    </style:style>
    <style:style style:name="P5" style:family="paragraph" style:parent-style-name="Standard">
      <style:paragraph-properties fo:text-align="justify" style:justify-single-word="false"/>
      <style:text-properties officeooo:paragraph-rsid="0019abc5"/>
    </style:style>
    <style:style style:name="P6" style:family="paragraph" style:parent-style-name="Standard">
      <style:paragraph-properties fo:text-align="justify" style:justify-single-word="false"/>
      <style:text-properties officeooo:paragraph-rsid="001d877f"/>
    </style:style>
    <style:style style:name="P7" style:family="paragraph" style:parent-style-name="Standard">
      <style:paragraph-properties fo:text-align="justify" style:justify-single-word="false"/>
      <style:text-properties officeooo:paragraph-rsid="0020753f"/>
    </style:style>
    <style:style style:name="P8" style:family="paragraph" style:parent-style-name="Standard">
      <style:paragraph-properties fo:text-align="justify" style:justify-single-word="false"/>
      <style:text-properties officeooo:paragraph-rsid="00340b86"/>
    </style:style>
    <style:style style:name="P9" style:family="paragraph" style:parent-style-name="Standard">
      <style:paragraph-properties fo:text-align="justify" style:justify-single-word="false"/>
      <style:text-properties officeooo:paragraph-rsid="004acede"/>
    </style:style>
    <style:style style:name="P10" style:family="paragraph" style:parent-style-name="Standard">
      <style:paragraph-properties fo:text-align="justify" style:justify-single-word="false"/>
      <style:text-properties officeooo:paragraph-rsid="006cdafb"/>
    </style:style>
    <style:style style:name="P11" style:family="paragraph" style:parent-style-name="Standard">
      <style:paragraph-properties fo:text-align="justify" style:justify-single-word="false"/>
      <style:text-properties officeooo:paragraph-rsid="007372fa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51fc" officeooo:paragraph-rsid="000251fc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aff1" officeooo:paragraph-rsid="000eaff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26fc9" officeooo:paragraph-rsid="00126fc9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5d67d" officeooo:paragraph-rsid="0005d67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3c8cc" officeooo:paragraph-rsid="0033c8c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3c8cc" officeooo:paragraph-rsid="0073c8b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cdafb" officeooo:paragraph-rsid="006cdaf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d85aa" officeooo:paragraph-rsid="006d85aa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4f62" officeooo:paragraph-rsid="008d1ea8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45017" officeooo:paragraph-rsid="00045017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d67d" officeooo:paragraph-rsid="0005d67d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877f" officeooo:paragraph-rsid="001d877f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2e088" officeooo:paragraph-rsid="0022e088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2e088" officeooo:paragraph-rsid="002a281a"/>
    </style:style>
    <style:style style:name="P2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2e088" officeooo:paragraph-rsid="003123d7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40b21" officeooo:paragraph-rsid="00240b21"/>
    </style:style>
    <style:style style:name="P2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3c8cc" officeooo:paragraph-rsid="0033c8cc"/>
    </style:style>
    <style:style style:name="P2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2bfc5" officeooo:paragraph-rsid="0052bfc5"/>
    </style:style>
    <style:style style:name="P3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db419" officeooo:paragraph-rsid="005db419"/>
    </style:style>
    <style:style style:name="P31" style:family="paragraph" style:parent-style-name="Standard">
      <style:paragraph-properties fo:text-align="justify" style:justify-single-word="false"/>
      <style:text-properties style:text-underline-style="none" officeooo:rsid="00045017" officeooo:paragraph-rsid="0005d67d"/>
    </style:style>
    <style:style style:name="P32" style:family="paragraph" style:parent-style-name="Standard">
      <style:paragraph-properties fo:text-align="justify" style:justify-single-word="false"/>
      <style:text-properties style:text-underline-style="none" fo:font-weight="normal" officeooo:rsid="000251fc" officeooo:paragraph-rsid="000251fc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rsid="00045017" officeooo:paragraph-rsid="0005d67d"/>
    </style:style>
    <style:style style:name="P34" style:family="paragraph" style:parent-style-name="Standard">
      <style:paragraph-properties fo:text-align="justify" style:justify-single-word="false"/>
      <style:text-properties fo:font-style="normal" officeooo:rsid="000251fc" officeooo:paragraph-rsid="0005d67d" style:font-style-asian="normal" style:font-style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officeooo:rsid="00045017" officeooo:paragraph-rsid="00045017" style:font-style-asian="normal" style:font-style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officeooo:rsid="0005d67d" officeooo:paragraph-rsid="00045017" style:font-style-asian="normal" style:font-style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officeooo:rsid="0005ddf3" officeooo:paragraph-rsid="0005ddf3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09ca0" officeooo:paragraph-rsid="000eaff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26fc9" officeooo:paragraph-rsid="00126fc9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3da22" officeooo:paragraph-rsid="00126fc9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877f" officeooo:paragraph-rsid="001d877f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753f" officeooo:paragraph-rsid="0020753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753f" officeooo:paragraph-rsid="0019abc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abc5" officeooo:paragraph-rsid="0019abc5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e088" officeooo:paragraph-rsid="0022e088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728aa" officeooo:paragraph-rsid="0022e088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728aa" officeooo:paragraph-rsid="003123d7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f843f" officeooo:paragraph-rsid="0022e088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ba704" officeooo:paragraph-rsid="0019abc5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40b86" officeooo:paragraph-rsid="00340b86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14ad" officeooo:paragraph-rsid="0019abc5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17256" officeooo:paragraph-rsid="0041725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2fc32" officeooo:paragraph-rsid="00417256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2fc32" officeooo:paragraph-rsid="0042fc32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7964b" officeooo:paragraph-rsid="00505e99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7964b" officeooo:paragraph-rsid="0044b2d8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7964b" officeooo:paragraph-rsid="0047964b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6e319" officeooo:paragraph-rsid="005a440c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cdafb" officeooo:paragraph-rsid="006cdafb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cdafb" officeooo:paragraph-rsid="007372fa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d0f88" officeooo:paragraph-rsid="006cdafb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d85aa" officeooo:paragraph-rsid="006d85aa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3c8cc" officeooo:paragraph-rsid="0073c8b9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b6ec1" officeooo:paragraph-rsid="007b6ec1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ca0a9" officeooo:paragraph-rsid="007ca0a9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0c4ad" officeooo:paragraph-rsid="0060c4ad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8d552" officeooo:paragraph-rsid="0018d552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9abc5" officeooo:paragraph-rsid="0019abc5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d877f" officeooo:paragraph-rsid="0020753f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d877f" officeooo:paragraph-rsid="001d877f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0753f" officeooo:paragraph-rsid="0020753f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d6aa7" officeooo:paragraph-rsid="003d6aa7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437ba4" officeooo:paragraph-rsid="00437ba4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d85aa" officeooo:paragraph-rsid="006d85aa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7ca0a9" officeooo:paragraph-rsid="007ca0a9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417256" officeooo:paragraph-rsid="00417256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officeooo:rsid="00340b86" officeooo:paragraph-rsid="00340b86"/>
    </style:style>
    <style:style style:name="P78" style:family="paragraph" style:parent-style-name="Standard">
      <style:paragraph-properties fo:text-align="justify" style:justify-single-word="false"/>
      <style:text-properties fo:font-weight="bold" officeooo:rsid="0052bfc5" officeooo:paragraph-rsid="005a440c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tyle="italic" officeooo:paragraph-rsid="0044b2d8" style:font-style-asian="italic" style:font-style-complex="italic"/>
    </style:style>
    <style:style style:name="P80" style:family="paragraph" style:parent-style-name="Standard">
      <style:paragraph-properties fo:text-align="justify" style:justify-single-word="false"/>
      <style:text-properties fo:font-style="italic" officeooo:paragraph-rsid="0047964b" style:font-style-asian="italic" style:font-style-complex="italic"/>
    </style:style>
    <style:style style:name="P8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47964b" officeooo:paragraph-rsid="0047964b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justify" style:justify-single-word="false"/>
      <style:text-properties officeooo:rsid="0072008b" officeooo:paragraph-rsid="007372fa"/>
    </style:style>
    <style:style style:name="P83" style:family="paragraph" style:parent-style-name="Standard" style:list-style-name="L1">
      <style:paragraph-properties fo:text-align="justify" style:justify-single-word="false"/>
      <style:text-properties officeooo:paragraph-rsid="008d1ea8"/>
    </style:style>
    <style:style style:name="P84" style:family="paragraph" style:parent-style-name="Standard" style:list-style-name="L2">
      <style:paragraph-properties fo:text-align="justify" style:justify-single-word="false"/>
      <style:text-properties officeooo:paragraph-rsid="008d1ea8"/>
    </style:style>
    <style:style style:name="P85" style:family="paragraph" style:parent-style-name="Standard" style:list-style-name="L3">
      <style:paragraph-properties fo:text-align="justify" style:justify-single-word="false"/>
      <style:text-properties officeooo:paragraph-rsid="00437ba4"/>
    </style:style>
    <style:style style:name="P86" style:family="paragraph" style:parent-style-name="Standard" style:list-style-name="L3">
      <style:paragraph-properties fo:text-align="justify" style:justify-single-word="false"/>
      <style:text-properties officeooo:paragraph-rsid="00505e99"/>
    </style:style>
    <style:style style:name="P87" style:family="paragraph" style:parent-style-name="Standard" style:list-style-name="L3">
      <style:paragraph-properties fo:text-align="justify" style:justify-single-word="false"/>
      <style:text-properties officeooo:paragraph-rsid="00589775"/>
    </style:style>
    <style:style style:name="P88" style:family="paragraph" style:parent-style-name="Standard" style:list-style-name="L3">
      <style:paragraph-properties fo:text-align="justify" style:justify-single-word="false"/>
      <style:text-properties officeooo:paragraph-rsid="0050faa8"/>
    </style:style>
    <style:style style:name="P89" style:family="paragraph" style:parent-style-name="Standard" style:list-style-name="L3">
      <style:paragraph-properties fo:text-align="justify" style:justify-single-word="false"/>
      <style:text-properties officeooo:paragraph-rsid="005176e9"/>
    </style:style>
    <style:style style:name="P90" style:family="paragraph" style:parent-style-name="Standard" style:list-style-name="L3">
      <style:paragraph-properties fo:text-align="justify" style:justify-single-word="false"/>
      <style:text-properties officeooo:paragraph-rsid="00544dab"/>
    </style:style>
    <style:style style:name="P91" style:family="paragraph" style:parent-style-name="Standard" style:list-style-name="L4">
      <style:paragraph-properties fo:text-align="justify" style:justify-single-word="false"/>
      <style:text-properties officeooo:paragraph-rsid="005a440c"/>
    </style:style>
    <style:style style:name="P92" style:family="paragraph" style:parent-style-name="Standard" style:list-style-name="L4">
      <style:paragraph-properties fo:text-align="justify" style:justify-single-word="false"/>
      <style:text-properties officeooo:paragraph-rsid="0052bfc5"/>
    </style:style>
    <style:style style:name="P93" style:family="paragraph" style:parent-style-name="Standard" style:list-style-name="L5">
      <style:paragraph-properties fo:text-align="justify" style:justify-single-word="false"/>
      <style:text-properties officeooo:paragraph-rsid="0062b097"/>
    </style:style>
    <style:style style:name="P94" style:family="paragraph" style:parent-style-name="Standard" style:list-style-name="L5">
      <style:paragraph-properties fo:text-align="justify" style:justify-single-word="false"/>
      <style:text-properties officeooo:paragraph-rsid="006457a9"/>
    </style:style>
    <style:style style:name="P95" style:family="paragraph" style:parent-style-name="Standard" style:list-style-name="L5">
      <style:paragraph-properties fo:text-align="justify" style:justify-single-word="false"/>
      <style:text-properties officeooo:paragraph-rsid="006af227"/>
    </style:style>
    <style:style style:name="P96" style:family="paragraph" style:parent-style-name="Standard" style:list-style-name="L5">
      <style:paragraph-properties fo:text-align="justify" style:justify-single-word="false"/>
      <style:text-properties officeooo:paragraph-rsid="006c21f7"/>
    </style:style>
    <style:style style:name="P97" style:family="paragraph" style:parent-style-name="Standard" style:list-style-name="L10">
      <style:paragraph-properties fo:text-align="justify" style:justify-single-word="false"/>
      <style:text-properties officeooo:paragraph-rsid="007ca0a9"/>
    </style:style>
    <style:style style:name="P98" style:family="paragraph" style:parent-style-name="Standard" style:list-style-name="L11">
      <style:paragraph-properties fo:text-align="justify" style:justify-single-word="false"/>
      <style:text-properties officeooo:paragraph-rsid="00945e52"/>
    </style:style>
    <style:style style:name="P99" style:family="paragraph" style:parent-style-name="Standard" style:list-style-name="L11">
      <style:paragraph-properties fo:text-align="justify" style:justify-single-word="false"/>
      <style:text-properties officeooo:paragraph-rsid="009549be"/>
    </style:style>
    <style:style style:name="P100" style:family="paragraph" style:parent-style-name="Standard" style:list-style-name="L11">
      <style:paragraph-properties fo:text-align="justify" style:justify-single-word="false"/>
      <style:text-properties officeooo:paragraph-rsid="0096b7f4"/>
    </style:style>
    <style:style style:name="P101" style:family="paragraph" style:parent-style-name="Standard" style:list-style-name="L12">
      <style:paragraph-properties fo:text-align="justify" style:justify-single-word="false"/>
      <style:text-properties officeooo:paragraph-rsid="00945e52"/>
    </style:style>
    <style:style style:name="P102" style:family="paragraph" style:parent-style-name="Standard" style:list-style-name="L13">
      <style:paragraph-properties fo:text-align="justify" style:justify-single-word="false"/>
      <style:text-properties officeooo:paragraph-rsid="00945e52"/>
    </style:style>
    <style:style style:name="P103" style:family="paragraph" style:parent-style-name="Standard">
      <style:paragraph-properties fo:text-align="justify" style:justify-single-word="false"/>
      <style:text-properties officeooo:paragraph-rsid="009d34e7"/>
    </style:style>
    <style:style style:name="P104" style:family="paragraph" style:parent-style-name="Standard" style:list-style-name="L16">
      <style:paragraph-properties fo:text-align="justify" style:justify-single-word="false"/>
      <style:text-properties officeooo:paragraph-rsid="009d34e7"/>
    </style:style>
    <style:style style:name="P105" style:family="paragraph" style:parent-style-name="Standard" style:list-style-name="L1">
      <style:paragraph-properties fo:text-align="justify" style:justify-single-word="false"/>
      <style:text-properties officeooo:rsid="0005ddf3" officeooo:paragraph-rsid="008d1ea8"/>
    </style:style>
    <style:style style:name="P106" style:family="paragraph" style:parent-style-name="Standard" style:list-style-name="L1">
      <style:paragraph-properties fo:text-align="justify" style:justify-single-word="false"/>
      <style:text-properties fo:font-weight="normal" officeooo:rsid="00895620" officeooo:paragraph-rsid="008d1ea8" style:font-weight-asian="normal" style:font-weight-complex="normal"/>
    </style:style>
    <style:style style:name="P107" style:family="paragraph" style:parent-style-name="Standard" style:list-style-name="L1">
      <style:paragraph-properties fo:text-align="justify" style:justify-single-word="false"/>
      <style:text-properties fo:font-weight="normal" officeooo:rsid="008ae6b5" officeooo:paragraph-rsid="008d1ea8" style:font-weight-asian="normal" style:font-weight-complex="normal"/>
    </style:style>
    <style:style style:name="P108" style:family="paragraph" style:parent-style-name="Standard" style:list-style-name="L1">
      <style:paragraph-properties fo:text-align="justify" style:justify-single-word="false"/>
      <style:text-properties style:text-underline-style="none" officeooo:paragraph-rsid="008d1ea8"/>
    </style:style>
    <style:style style:name="P109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fo:font-weight="bold" officeooo:rsid="00104f62" officeooo:paragraph-rsid="008d1ea8" style:font-weight-asian="bold" style:font-weight-complex="bold"/>
    </style:style>
    <style:style style:name="P110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fo:font-weight="bold" officeooo:rsid="006cdafb" officeooo:paragraph-rsid="006cdafb" style:font-weight-asian="bold" style:font-weight-complex="bold"/>
    </style:style>
    <style:style style:name="P111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68d3ea" officeooo:paragraph-rsid="0068d3ea"/>
    </style:style>
    <style:style style:name="P112" style:family="paragraph" style:parent-style-name="Standard" style:list-style-name="L3">
      <style:paragraph-properties fo:text-align="justify" style:justify-single-word="false"/>
      <style:text-properties fo:font-weight="bold" officeooo:rsid="00505e99" officeooo:paragraph-rsid="00505e99" style:font-weight-asian="bold" style:font-weight-complex="bold"/>
    </style:style>
    <style:style style:name="P113" style:family="paragraph" style:parent-style-name="Standard" style:list-style-name="L3">
      <style:paragraph-properties fo:text-align="justify" style:justify-single-word="false"/>
      <style:text-properties fo:font-weight="bold" officeooo:rsid="00505e99" officeooo:paragraph-rsid="0050faa8" style:font-weight-asian="bold" style:font-weight-complex="bold"/>
    </style:style>
    <style:style style:name="P114" style:family="paragraph" style:parent-style-name="Standard" style:list-style-name="L3">
      <style:paragraph-properties fo:text-align="justify" style:justify-single-word="false"/>
      <style:text-properties fo:font-weight="bold" officeooo:rsid="0050faa8" officeooo:paragraph-rsid="0050faa8" style:font-weight-asian="bold" style:font-weight-complex="bold"/>
    </style:style>
    <style:style style:name="P115" style:family="paragraph" style:parent-style-name="Standard" style:list-style-name="L3">
      <style:paragraph-properties fo:text-align="justify" style:justify-single-word="false"/>
      <style:text-properties fo:font-weight="bold" officeooo:rsid="0050faa8" officeooo:paragraph-rsid="00589775" style:font-weight-asian="bold" style:font-weight-complex="bold"/>
    </style:style>
    <style:style style:name="P116" style:family="paragraph" style:parent-style-name="Standard" style:list-style-name="L3">
      <style:paragraph-properties fo:text-align="justify" style:justify-single-word="false"/>
      <style:text-properties fo:font-weight="bold" officeooo:rsid="005176e9" officeooo:paragraph-rsid="00589775" style:font-weight-asian="bold" style:font-weight-complex="bold"/>
    </style:style>
    <style:style style:name="P117" style:family="paragraph" style:parent-style-name="Standard" style:list-style-name="L3">
      <style:paragraph-properties fo:text-align="justify" style:justify-single-word="false"/>
      <style:text-properties fo:font-weight="bold" officeooo:rsid="005176e9" officeooo:paragraph-rsid="00557803" style:font-weight-asian="bold" style:font-weight-complex="bold"/>
    </style:style>
    <style:style style:name="P118" style:family="paragraph" style:parent-style-name="Standard" style:list-style-name="L3">
      <style:paragraph-properties fo:text-align="justify" style:justify-single-word="false"/>
      <style:text-properties fo:font-weight="bold" officeooo:rsid="0052bfc5" officeooo:paragraph-rsid="005a440c" style:font-weight-asian="bold" style:font-weight-complex="bold"/>
    </style:style>
    <style:style style:name="P11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505e99" officeooo:paragraph-rsid="0050faa8" style:font-style-asian="normal" style:font-weight-asian="normal" style:font-style-complex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50faa8" officeooo:paragraph-rsid="0050faa8" style:font-style-asian="normal" style:font-weight-asian="normal" style:font-style-complex="normal" style:font-weight-complex="normal"/>
    </style:style>
    <style:style style:name="P121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52bfc5" officeooo:paragraph-rsid="0052bfc5" style:font-style-asian="normal" style:font-weight-asian="normal" style:font-style-complex="normal" style:font-weight-complex="normal"/>
    </style:style>
    <style:style style:name="P122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05db419" officeooo:paragraph-rsid="0062b097" style:font-style-asian="normal" style:font-weight-asian="normal" style:font-style-complex="normal" style:font-weight-complex="normal"/>
    </style:style>
    <style:style style:name="P123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05f48a3" officeooo:paragraph-rsid="005db419" style:font-style-asian="normal" style:font-weight-asian="normal" style:font-style-complex="normal" style:font-weight-complex="normal"/>
    </style:style>
    <style:style style:name="P124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06457a9" officeooo:paragraph-rsid="006457a9" style:font-style-asian="normal" style:font-weight-asian="normal" style:font-style-complex="normal" style:font-weight-complex="normal"/>
    </style:style>
    <style:style style:name="P125" style:family="paragraph" style:parent-style-name="Standard" style:list-style-name="L6">
      <style:paragraph-properties fo:text-align="justify" style:justify-single-word="false"/>
      <style:text-properties fo:font-style="normal" style:text-underline-style="none" fo:font-weight="normal" officeooo:rsid="006cdafb" officeooo:paragraph-rsid="006cdafb" style:font-style-asian="normal" style:font-weight-asian="normal" style:font-style-complex="normal" style:font-weight-complex="normal"/>
    </style:style>
    <style:style style:name="P126" style:family="paragraph" style:parent-style-name="Standard" style:list-style-name="L9">
      <style:paragraph-properties fo:text-align="justify" style:justify-single-word="false"/>
      <style:text-properties fo:font-style="normal" style:text-underline-style="none" fo:font-weight="normal" officeooo:rsid="006cdafb" officeooo:paragraph-rsid="006cdafb" style:font-style-asian="normal" style:font-weight-asian="normal" style:font-style-complex="normal" style:font-weight-complex="normal"/>
    </style:style>
    <style:style style:name="P127" style:family="paragraph" style:parent-style-name="Standard" style:list-style-name="L8">
      <style:paragraph-properties fo:text-align="justify" style:justify-single-word="false"/>
      <style:text-properties fo:font-style="normal" style:text-underline-style="none" fo:font-weight="normal" officeooo:rsid="0072008b" officeooo:paragraph-rsid="0072008b" style:font-style-asian="normal" style:font-weight-asian="normal" style:font-style-complex="normal" style:font-weight-complex="normal"/>
    </style:style>
    <style:style style:name="P128" style:family="paragraph" style:parent-style-name="Standard" style:list-style-name="L9">
      <style:paragraph-properties fo:text-align="justify" style:justify-single-word="false"/>
      <style:text-properties fo:font-style="normal" style:text-underline-style="none" fo:font-weight="normal" officeooo:rsid="006d85aa" officeooo:paragraph-rsid="006dde44" style:font-style-asian="normal" style:font-weight-asian="normal" style:font-style-complex="normal" style:font-weight-complex="normal"/>
    </style:style>
    <style:style style:name="P129" style:family="paragraph" style:parent-style-name="Standard" style:list-style-name="L9">
      <style:paragraph-properties fo:text-align="justify" style:justify-single-word="false"/>
      <style:text-properties fo:font-style="normal" style:text-underline-style="none" fo:font-weight="normal" officeooo:rsid="007b6ec1" officeooo:paragraph-rsid="007b6ec1" style:font-style-asian="normal" style:font-weight-asian="normal" style:font-style-complex="normal" style:font-weight-complex="normal"/>
    </style:style>
    <style:style style:name="P130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7ca0a9" officeooo:paragraph-rsid="007ca0a9" style:font-style-asian="normal" style:font-weight-asian="normal" style:font-style-complex="normal" style:font-weight-complex="normal"/>
    </style:style>
    <style:style style:name="P131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7ca0a9" officeooo:paragraph-rsid="008d1ea8" style:font-style-asian="normal" style:font-weight-asian="normal" style:font-style-complex="normal" style:font-weight-complex="normal"/>
    </style:style>
    <style:style style:name="P132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7ca0a9" officeooo:paragraph-rsid="007e5326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ca0a9" officeooo:paragraph-rsid="007ca0a9" style:font-style-asian="normal" style:font-weight-asian="normal" style:font-style-complex="normal" style:font-weight-complex="normal"/>
    </style:style>
    <style:style style:name="P134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7ce308" officeooo:paragraph-rsid="007e5326" style:font-style-asian="normal" style:font-weight-asian="normal" style:font-style-complex="normal" style:font-weight-complex="normal"/>
    </style:style>
    <style:style style:name="P135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82548b" officeooo:paragraph-rsid="007ca0a9" style:font-style-asian="normal" style:font-weight-asian="normal" style:font-style-complex="normal" style:font-weight-complex="normal"/>
    </style:style>
    <style:style style:name="P136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92085e" officeooo:paragraph-rsid="0092085e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945e52" officeooo:paragraph-rsid="00945e52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5176e9" officeooo:paragraph-rsid="005176e9" style:font-style-asian="normal" style:font-weight-asian="bold" style:font-style-complex="normal" style:font-weight-complex="bold"/>
    </style:style>
    <style:style style:name="P139" style:family="paragraph" style:parent-style-name="Standard" style:list-style-name="L5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6a1452" officeooo:paragraph-rsid="006a1452" style:font-style-asian="normal" style:font-weight-asian="normal" style:font-style-complex="normal" style:font-weight-complex="normal"/>
    </style:style>
    <style:style style:name="P140" style:family="paragraph" style:parent-style-name="Standard" style:list-style-name="L10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7ca0a9" officeooo:paragraph-rsid="007e5326" style:font-style-asian="normal" style:font-weight-asian="bold" style:font-style-complex="normal" style:font-weight-complex="bold"/>
    </style:style>
    <style:style style:name="P141" style:family="paragraph" style:parent-style-name="Standard" style:list-style-name="L10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7ca0a9" officeooo:paragraph-rsid="007ca0a9" style:font-style-asian="normal" style:font-weight-asian="bold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945e52" officeooo:paragraph-rsid="00945e52" style:font-style-asian="normal" style:font-weight-asian="bold" style:font-style-complex="normal" style:font-weight-complex="bold"/>
    </style:style>
    <style:style style:name="P143" style:family="paragraph" style:parent-style-name="Standard" style:list-style-name="L11">
      <style:paragraph-properties fo:text-align="justify" style:justify-single-word="false"/>
      <style:text-properties fo:font-style="normal" officeooo:paragraph-rsid="009549be" style:font-style-asian="normal" style:font-style-complex="normal"/>
    </style:style>
    <style:style style:name="P144" style:family="paragraph" style:parent-style-name="Standard" style:list-style-name="L16">
      <style:paragraph-properties fo:text-align="justify" style:justify-single-word="false"/>
      <style:text-properties fo:font-style="normal" officeooo:paragraph-rsid="009d34e7" style:font-style-asian="normal" style:font-style-complex="normal"/>
    </style:style>
    <style:style style:name="P145" style:family="paragraph" style:parent-style-name="Standard" style:list-style-name="L9">
      <style:paragraph-properties fo:text-align="justify" style:justify-single-word="false"/>
      <style:text-properties officeooo:rsid="0072008b" officeooo:paragraph-rsid="0072008b"/>
    </style:style>
    <style:style style:name="P146" style:family="paragraph" style:parent-style-name="Standard" style:list-style-name="L13">
      <style:paragraph-properties fo:text-align="justify" style:justify-single-word="false"/>
      <style:text-properties officeooo:rsid="009a357a" officeooo:paragraph-rsid="009a357a"/>
    </style:style>
    <style:style style:name="P147" style:family="paragraph" style:parent-style-name="Standard">
      <style:paragraph-properties fo:text-align="justify" style:justify-single-word="false"/>
      <style:text-properties officeooo:rsid="00945e52" officeooo:paragraph-rsid="00945e52"/>
    </style:style>
    <style:style style:name="P148" style:family="paragraph" style:parent-style-name="Standard" style:list-style-name="L13">
      <style:paragraph-properties fo:text-align="justify" style:justify-single-word="false"/>
      <style:text-properties officeooo:rsid="009a37f9" officeooo:paragraph-rsid="009a37f9"/>
    </style:style>
    <style:style style:name="P149" style:family="paragraph" style:parent-style-name="Standard" style:list-style-name="L16">
      <style:paragraph-properties fo:text-align="justify" style:justify-single-word="false"/>
      <style:text-properties officeooo:rsid="009d34e7" officeooo:paragraph-rsid="009d34e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05ddf3"/>
    </style:style>
    <style:style style:name="T5" style:family="text">
      <style:text-properties style:text-underline-style="solid" style:text-underline-width="auto" style:text-underline-color="font-color" officeooo:rsid="000794a8"/>
    </style:style>
    <style:style style:name="T6" style:family="text">
      <style:text-properties style:text-underline-style="solid" style:text-underline-width="auto" style:text-underline-color="font-color" officeooo:rsid="008d1ea8"/>
    </style:style>
    <style:style style:name="T7" style:family="text">
      <style:text-properties style:text-underline-style="solid" style:text-underline-width="auto" style:text-underline-color="font-color" officeooo:rsid="008f0d75"/>
    </style:style>
    <style:style style:name="T8" style:family="text">
      <style:text-properties style:text-underline-style="solid" style:text-underline-width="auto" style:text-underline-color="font-color" officeooo:rsid="00902966"/>
    </style:style>
    <style:style style:name="T9" style:family="text">
      <style:text-properties style:text-underline-style="solid" style:text-underline-width="auto" style:text-underline-color="font-color" officeooo:rsid="0090bf10"/>
    </style:style>
    <style:style style:name="T10" style:family="text">
      <style:text-properties style:text-underline-style="solid" style:text-underline-width="auto" style:text-underline-color="font-color" officeooo:rsid="0092085e"/>
    </style:style>
    <style:style style:name="T11" style:family="text">
      <style:text-properties fo:font-weight="bold" officeooo:rsid="0005ddf3" style:font-weight-asian="bold" style:font-weight-complex="bold"/>
    </style:style>
    <style:style style:name="T12" style:family="text">
      <style:text-properties fo:font-weight="bold" officeooo:rsid="000794a8" style:font-weight-asian="bold" style:font-weight-complex="bold"/>
    </style:style>
    <style:style style:name="T13" style:family="text">
      <style:text-properties fo:font-weight="bold" officeooo:rsid="00635f1c" style:font-weight-asian="bold" style:font-weight-complex="bold"/>
    </style:style>
    <style:style style:name="T14" style:family="text">
      <style:text-properties fo:font-weight="bold" officeooo:rsid="008812ac" style:font-weight-asian="bold" style:font-weight-complex="bold"/>
    </style:style>
    <style:style style:name="T15" style:family="text">
      <style:text-properties fo:font-weight="bold" officeooo:rsid="00895620" style:font-weight-asian="bold" style:font-weight-complex="bold"/>
    </style:style>
    <style:style style:name="T16" style:family="text">
      <style:text-properties fo:font-weight="bold" officeooo:rsid="008c21bf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0753f" style:font-weight-asian="normal" style:font-weight-complex="normal"/>
    </style:style>
    <style:style style:name="T19" style:family="text">
      <style:text-properties fo:font-weight="normal" officeooo:rsid="00635f1c" style:font-weight-asian="normal" style:font-weight-complex="normal"/>
    </style:style>
    <style:style style:name="T20" style:family="text">
      <style:text-properties fo:font-weight="normal" officeooo:rsid="008812ac" style:font-weight-asian="normal" style:font-weight-complex="normal"/>
    </style:style>
    <style:style style:name="T21" style:family="text">
      <style:text-properties fo:font-weight="normal" officeooo:rsid="00895620" style:font-weight-asian="normal" style:font-weight-complex="normal"/>
    </style:style>
    <style:style style:name="T22" style:family="text">
      <style:text-properties fo:font-weight="normal" officeooo:rsid="008c21bf" style:font-weight-asian="normal" style:font-weight-complex="normal"/>
    </style:style>
    <style:style style:name="T23" style:family="text">
      <style:text-properties fo:font-weight="normal" officeooo:rsid="008d1ea8" style:font-weight-asian="normal" style:font-weight-complex="normal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20753f" style:font-weight-asian="normal" style:font-weight-complex="normal"/>
    </style:style>
    <style:style style:name="T27" style:family="text">
      <style:text-properties style:text-underline-style="none" fo:font-weight="normal" officeooo:rsid="003db37a" style:font-weight-asian="normal" style:font-weight-complex="normal"/>
    </style:style>
    <style:style style:name="T28" style:family="text">
      <style:text-properties style:text-underline-style="none" fo:font-weight="normal" officeooo:rsid="0047964b" style:font-weight-asian="normal" style:font-weight-complex="normal"/>
    </style:style>
    <style:style style:name="T29" style:family="text">
      <style:text-properties style:text-underline-style="none" fo:font-weight="normal" officeooo:rsid="0052bfc5" style:font-weight-asian="normal" style:font-weight-complex="normal"/>
    </style:style>
    <style:style style:name="T30" style:family="text">
      <style:text-properties style:text-underline-style="none" fo:font-weight="normal" officeooo:rsid="00489420" style:font-weight-asian="normal" style:font-weight-complex="normal"/>
    </style:style>
    <style:style style:name="T31" style:family="text">
      <style:text-properties style:text-underline-style="none" fo:font-weight="normal" officeooo:rsid="00803a68" style:font-weight-asian="normal" style:font-weight-complex="normal"/>
    </style:style>
    <style:style style:name="T32" style:family="text">
      <style:text-properties style:text-underline-style="none" fo:font-weight="normal" officeooo:rsid="0082548b" style:font-weight-asian="normal" style:font-weight-complex="normal"/>
    </style:style>
    <style:style style:name="T33" style:family="text">
      <style:text-properties style:text-underline-style="none" fo:font-weight="normal" officeooo:rsid="008c21bf" style:font-weight-asian="normal" style:font-weight-complex="normal"/>
    </style:style>
    <style:style style:name="T34" style:family="text">
      <style:text-properties style:text-underline-style="none" fo:font-weight="normal" officeooo:rsid="00945e52" style:font-weight-asian="normal" style:font-weight-complex="normal"/>
    </style:style>
    <style:style style:name="T35" style:family="text">
      <style:text-properties style:text-underline-style="none" fo:font-weight="normal" officeooo:rsid="009d34e7" style:font-weight-asian="normal" style:font-weight-complex="normal"/>
    </style:style>
    <style:style style:name="T36" style:family="text">
      <style:text-properties style:text-underline-style="none" officeooo:rsid="0042fc32"/>
    </style:style>
    <style:style style:name="T37" style:family="text">
      <style:text-properties style:text-underline-style="none" fo:font-weight="bold" officeooo:rsid="008c21bf" style:font-weight-asian="bold" style:font-weight-complex="bold"/>
    </style:style>
    <style:style style:name="T38" style:family="text">
      <style:text-properties fo:font-style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style:text-underline-style="none" fo:font-weight="normal" officeooo:rsid="001ba704" style:font-style-asian="italic" style:font-weight-asian="normal" style:font-style-complex="italic" style:font-weight-complex="normal"/>
    </style:style>
    <style:style style:name="T42" style:family="text">
      <style:text-properties fo:font-style="italic" style:text-underline-style="none" fo:font-weight="normal" officeooo:rsid="00291730" style:font-style-asian="italic" style:font-weight-asian="normal" style:font-style-complex="italic" style:font-weight-complex="normal"/>
    </style:style>
    <style:style style:name="T43" style:family="text">
      <style:text-properties fo:font-style="italic" style:text-underline-style="none" fo:font-weight="normal" officeooo:rsid="002ca4e3" style:font-style-asian="italic" style:font-weight-asian="normal" style:font-style-complex="italic" style:font-weight-complex="normal"/>
    </style:style>
    <style:style style:name="T44" style:family="text">
      <style:text-properties fo:font-style="italic" style:text-underline-style="none" fo:font-weight="normal" officeooo:rsid="002f843f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945e52" style:font-style-asian="italic" style:font-weight-asian="normal" style:font-style-complex="italic" style:font-weight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05d67d" style:font-style-asian="normal" style:font-style-complex="normal"/>
    </style:style>
    <style:style style:name="T48" style:family="text">
      <style:text-properties fo:font-style="normal" officeooo:rsid="0005ddf3" style:font-style-asian="normal" style:font-style-complex="normal"/>
    </style:style>
    <style:style style:name="T49" style:family="text">
      <style:text-properties fo:font-style="normal" officeooo:rsid="00109ca0" style:font-style-asian="normal" style:font-style-complex="normal"/>
    </style:style>
    <style:style style:name="T50" style:family="text">
      <style:text-properties fo:font-style="normal" officeooo:rsid="006d0f88" style:font-style-asian="normal" style:font-style-complex="normal"/>
    </style:style>
    <style:style style:name="T5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solid" style:text-underline-width="auto" style:text-underline-color="font-color" fo:font-weight="normal" officeooo:rsid="0005d67d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solid" style:text-underline-width="auto" style:text-underline-color="font-color" fo:font-weight="normal" officeooo:rsid="001ba704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fo:font-weight="normal" officeooo:rsid="001d877f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solid" style:text-underline-width="auto" style:text-underline-color="font-color" fo:font-weight="normal" officeooo:rsid="0020753f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fo:font-weight="normal" officeooo:rsid="0050faa8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06af227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solid" style:text-underline-width="auto" style:text-underline-color="font-color" fo:font-weight="normal" officeooo:rsid="006c21f7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solid" style:text-underline-width="auto" style:text-underline-color="font-color" fo:font-weight="normal" officeooo:rsid="006cdaf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solid" style:text-underline-width="auto" style:text-underline-color="font-color" fo:font-weight="normal" officeooo:rsid="006fe331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solid" style:text-underline-width="auto" style:text-underline-color="font-color" fo:font-weight="normal" officeooo:rsid="006ffb18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solid" style:text-underline-width="auto" style:text-underline-color="font-color" fo:font-weight="bold" officeooo:rsid="0005d67d" style:font-style-asian="normal" style:font-weight-asian="bold" style:font-style-complex="normal" style:font-weight-complex="bold"/>
    </style:style>
    <style:style style:name="T63" style:family="text">
      <style:text-properties fo:font-style="normal" style:text-underline-style="solid" style:text-underline-width="auto" style:text-underline-color="font-color" fo:font-weight="bold" officeooo:rsid="0047964b" style:font-style-asian="normal" style:font-weight-asian="bold" style:font-style-complex="normal" style:font-weight-complex="bold"/>
    </style:style>
    <style:style style:name="T64" style:family="text">
      <style:text-properties fo:font-style="normal" style:text-underline-style="solid" style:text-underline-width="auto" style:text-underline-color="font-color" fo:font-weight="bold" officeooo:rsid="004acede" style:font-style-asian="normal" style:font-weight-asian="bold" style:font-style-complex="normal" style:font-weight-complex="bold"/>
    </style:style>
    <style:style style:name="T65" style:family="text">
      <style:text-properties fo:font-style="normal" style:text-underline-style="solid" style:text-underline-width="auto" style:text-underline-color="font-color" fo:font-weight="bold" officeooo:rsid="006cdafb" style:font-style-asian="normal" style:font-weight-asian="bold" style:font-style-complex="normal" style:font-weight-complex="bold"/>
    </style:style>
    <style:style style:name="T66" style:family="text">
      <style:text-properties fo:font-style="normal" style:text-underline-style="solid" style:text-underline-width="auto" style:text-underline-color="font-color" fo:font-weight="bold" officeooo:rsid="006d85aa" style:font-style-asian="normal" style:font-weight-asian="bold" style:font-style-complex="normal" style:font-weight-complex="bold"/>
    </style:style>
    <style:style style:name="T6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8" style:family="text">
      <style:text-properties fo:font-style="normal" style:text-underline-style="solid" style:text-underline-width="auto" style:text-underline-color="font-color" officeooo:rsid="0005ddf3" style:font-style-asian="normal" style:font-style-complex="normal"/>
    </style:style>
    <style:style style:name="T6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05d67d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109ca0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0794a8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13da22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1589ff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19abc5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1ba704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1d877f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1da921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20753f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2728aa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291730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293fad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2a281a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2b8cbc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2ca4e3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2f843f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339fe9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33f7a6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340b86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3437e4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37056f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383a6c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389fdc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39def4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3ceb29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3db37a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3f7ead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2d0a6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2d7c6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44b2d8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465718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47964b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95aae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4acede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bf010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c158f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50faa8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5176e9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52bfc5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544dab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56e319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8977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5db419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5f48a3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6457a9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6712ee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68d3ea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6c21f7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6af227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6d0f88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71405b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6cdafb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6f90b3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7372fa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7985d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72008b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7ca0a9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16d15f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02966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45e5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98aa0c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9d34e7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style:font-style-asian="normal" style:font-style-complex="normal"/>
    </style:style>
    <style:style style:name="T134" style:family="text">
      <style:text-properties fo:font-style="normal" style:text-underline-style="none" officeooo:rsid="0005d67d" style:font-style-asian="normal" style:font-style-complex="normal"/>
    </style:style>
    <style:style style:name="T135" style:family="text">
      <style:text-properties fo:font-style="normal" style:text-underline-style="none" officeooo:rsid="0005ddf3" style:font-style-asian="normal" style:font-style-complex="normal"/>
    </style:style>
    <style:style style:name="T136" style:family="text">
      <style:text-properties fo:font-style="normal" style:text-underline-style="none" officeooo:rsid="0033f7a6" style:font-style-asian="normal" style:font-style-complex="normal"/>
    </style:style>
    <style:style style:name="T137" style:family="text">
      <style:text-properties fo:font-style="normal" style:text-underline-style="none" officeooo:rsid="004c158f" style:font-style-asian="normal" style:font-style-complex="normal"/>
    </style:style>
    <style:style style:name="T138" style:family="text">
      <style:text-properties fo:font-style="normal" style:text-underline-style="none" officeooo:rsid="005176e9" style:font-style-asian="normal" style:font-style-complex="normal"/>
    </style:style>
    <style:style style:name="T139" style:family="text">
      <style:text-properties fo:font-style="normal" style:text-underline-style="none" officeooo:rsid="0056e319" style:font-style-asian="normal" style:font-style-complex="normal"/>
    </style:style>
    <style:style style:name="T140" style:family="text">
      <style:text-properties fo:font-style="normal" style:text-underline-style="none" officeooo:rsid="00589775" style:font-style-asian="normal" style:font-style-complex="normal"/>
    </style:style>
    <style:style style:name="T141" style:family="text">
      <style:text-properties fo:font-style="normal" style:text-underline-style="none" fo:font-weight="bold" officeooo:rsid="0019abc5" style:font-style-asian="normal" style:font-weight-asian="bold" style:font-style-complex="normal" style:font-weight-complex="bold"/>
    </style:style>
    <style:style style:name="T142" style:family="text">
      <style:text-properties fo:font-style="normal" style:text-underline-style="none" fo:font-weight="bold" officeooo:rsid="001ba704" style:font-style-asian="normal" style:font-weight-asian="bold" style:font-style-complex="normal" style:font-weight-complex="bold"/>
    </style:style>
    <style:style style:name="T143" style:family="text">
      <style:text-properties fo:font-style="normal" style:text-underline-style="none" fo:font-weight="bold" officeooo:rsid="0020753f" style:font-style-asian="normal" style:font-weight-asian="bold" style:font-style-complex="normal" style:font-weight-complex="bold"/>
    </style:style>
    <style:style style:name="T144" style:family="text">
      <style:text-properties fo:font-style="normal" style:text-underline-style="none" fo:font-weight="bold" officeooo:rsid="002728aa" style:font-style-asian="normal" style:font-weight-asian="bold" style:font-style-complex="normal" style:font-weight-complex="bold"/>
    </style:style>
    <style:style style:name="T145" style:family="text">
      <style:text-properties fo:font-style="normal" style:text-underline-style="none" fo:font-weight="bold" officeooo:rsid="00339fe9" style:font-style-asian="normal" style:font-weight-asian="bold" style:font-style-complex="normal" style:font-weight-complex="bold"/>
    </style:style>
    <style:style style:name="T146" style:family="text">
      <style:text-properties fo:font-style="normal" style:text-underline-style="none" fo:font-weight="bold" officeooo:rsid="00340b86" style:font-style-asian="normal" style:font-weight-asian="bold" style:font-style-complex="normal" style:font-weight-complex="bold"/>
    </style:style>
    <style:style style:name="T147" style:family="text">
      <style:text-properties fo:font-style="normal" style:text-underline-style="none" fo:font-weight="bold" officeooo:rsid="003db37a" style:font-style-asian="normal" style:font-weight-asian="bold" style:font-style-complex="normal" style:font-weight-complex="bold"/>
    </style:style>
    <style:style style:name="T148" style:family="text">
      <style:text-properties fo:font-style="normal" style:text-underline-style="none" fo:font-weight="bold" officeooo:rsid="003f7ead" style:font-style-asian="normal" style:font-weight-asian="bold" style:font-style-complex="normal" style:font-weight-complex="bold"/>
    </style:style>
    <style:style style:name="T149" style:family="text">
      <style:text-properties fo:font-style="normal" style:text-underline-style="none" fo:font-weight="bold" officeooo:rsid="0044b2d8" style:font-style-asian="normal" style:font-weight-asian="bold" style:font-style-complex="normal" style:font-weight-complex="bold"/>
    </style:style>
    <style:style style:name="T150" style:family="text">
      <style:text-properties fo:font-style="normal" style:text-underline-style="none" fo:font-weight="bold" officeooo:rsid="00465718" style:font-style-asian="normal" style:font-weight-asian="bold" style:font-style-complex="normal" style:font-weight-complex="bold"/>
    </style:style>
    <style:style style:name="T151" style:family="text">
      <style:text-properties fo:font-style="normal" style:text-underline-style="none" fo:font-weight="bold" officeooo:rsid="0047964b" style:font-style-asian="normal" style:font-weight-asian="bold" style:font-style-complex="normal" style:font-weight-complex="bold"/>
    </style:style>
    <style:style style:name="T152" style:family="text">
      <style:text-properties fo:font-style="normal" style:text-underline-style="none" fo:font-weight="bold" officeooo:rsid="00495aae" style:font-style-asian="normal" style:font-weight-asian="bold" style:font-style-complex="normal" style:font-weight-complex="bold"/>
    </style:style>
    <style:style style:name="T153" style:family="text">
      <style:text-properties fo:font-style="normal" style:text-underline-style="none" fo:font-weight="bold" officeooo:rsid="004bf010" style:font-style-asian="normal" style:font-weight-asian="bold" style:font-style-complex="normal" style:font-weight-complex="bold"/>
    </style:style>
    <style:style style:name="T154" style:family="text">
      <style:text-properties fo:font-style="normal" style:text-underline-style="none" fo:font-weight="bold" officeooo:rsid="00505e99" style:font-style-asian="normal" style:font-weight-asian="bold" style:font-style-complex="normal" style:font-weight-complex="bold"/>
    </style:style>
    <style:style style:name="T155" style:family="text">
      <style:text-properties fo:font-style="normal" style:text-underline-style="none" fo:font-weight="bold" officeooo:rsid="005176e9" style:font-style-asian="normal" style:font-weight-asian="bold" style:font-style-complex="normal" style:font-weight-complex="bold"/>
    </style:style>
    <style:style style:name="T156" style:family="text">
      <style:text-properties fo:font-style="normal" style:text-underline-style="none" fo:font-weight="bold" officeooo:rsid="0050faa8" style:font-style-asian="normal" style:font-weight-asian="bold" style:font-style-complex="normal" style:font-weight-complex="bold"/>
    </style:style>
    <style:style style:name="T157" style:family="text">
      <style:text-properties fo:font-style="normal" style:text-underline-style="none" fo:font-weight="bold" officeooo:rsid="0052bfc5" style:font-style-asian="normal" style:font-weight-asian="bold" style:font-style-complex="normal" style:font-weight-complex="bold"/>
    </style:style>
    <style:style style:name="T158" style:family="text">
      <style:text-properties fo:font-style="normal" style:text-underline-style="none" fo:font-weight="bold" officeooo:rsid="00544dab" style:font-style-asian="normal" style:font-weight-asian="bold" style:font-style-complex="normal" style:font-weight-complex="bold"/>
    </style:style>
    <style:style style:name="T159" style:family="text">
      <style:text-properties fo:font-style="normal" style:text-underline-style="none" fo:font-weight="bold" officeooo:rsid="00589775" style:font-style-asian="normal" style:font-weight-asian="bold" style:font-style-complex="normal" style:font-weight-complex="bold"/>
    </style:style>
    <style:style style:name="T160" style:family="text">
      <style:text-properties fo:font-style="normal" style:text-underline-style="none" fo:font-weight="bold" officeooo:rsid="0071405b" style:font-style-asian="normal" style:font-weight-asian="bold" style:font-style-complex="normal" style:font-weight-complex="bold"/>
    </style:style>
    <style:style style:name="T161" style:family="text">
      <style:text-properties fo:font-style="normal" style:text-underline-style="none" fo:font-weight="bold" officeooo:rsid="006cdafb" style:font-style-asian="normal" style:font-weight-asian="bold" style:font-style-complex="normal" style:font-weight-complex="bold"/>
    </style:style>
    <style:style style:name="T162" style:family="text">
      <style:text-properties fo:font-style="normal" style:text-underline-style="none" fo:font-weight="bold" officeooo:rsid="007372fa" style:font-style-asian="normal" style:font-weight-asian="bold" style:font-style-complex="normal" style:font-weight-complex="bold"/>
    </style:style>
    <style:style style:name="T163" style:family="text">
      <style:text-properties fo:font-style="normal" style:text-underline-style="none" fo:font-weight="bold" officeooo:rsid="0072008b" style:font-style-asian="normal" style:font-weight-asian="bold" style:font-style-complex="normal" style:font-weight-complex="bold"/>
    </style:style>
    <style:style style:name="T164" style:family="text">
      <style:text-properties fo:font-style="normal" style:text-underline-style="none" fo:font-weight="bold" officeooo:rsid="001d877f" style:font-style-asian="normal" style:font-weight-asian="bold" style:font-style-complex="normal" style:font-weight-complex="bold"/>
    </style:style>
    <style:style style:name="T165" style:family="text">
      <style:text-properties fo:font-style="normal" style:text-underline-style="none" fo:font-weight="bold" officeooo:rsid="0016d15f" style:font-style-asian="normal" style:font-weight-asian="bold" style:font-style-complex="normal" style:font-weight-complex="bold"/>
    </style:style>
    <style:style style:name="T1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01ba704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047964b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05db419" style:font-style-asian="normal" style:font-weight-asian="normal" style:font-style-complex="normal" style:font-weight-complex="normal"/>
    </style:style>
    <style:style style:name="T170" style:family="text">
      <style:text-properties style:text-position="super 58%" fo:font-style="normal" style:font-style-asian="normal" style:font-style-complex="normal"/>
    </style:style>
    <style:style style:name="T171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72" style:family="text">
      <style:text-properties style:text-position="super 58%" fo:font-style="normal" style:text-underline-style="none" officeooo:rsid="0005ddf3" style:font-style-asian="normal" style:font-style-complex="normal"/>
    </style:style>
    <style:style style:name="T173" style:family="text">
      <style:text-properties officeooo:rsid="0005ddf3"/>
    </style:style>
    <style:style style:name="T174" style:family="text">
      <style:text-properties officeooo:rsid="000794a8"/>
    </style:style>
    <style:style style:name="T175" style:family="text">
      <style:text-properties officeooo:rsid="00495aae"/>
    </style:style>
    <style:style style:name="T176" style:family="text">
      <style:text-properties officeooo:rsid="006aab47"/>
    </style:style>
    <style:style style:name="T177" style:family="text">
      <style:text-properties officeooo:rsid="00764708"/>
    </style:style>
    <style:style style:name="T178" style:family="text">
      <style:text-properties officeooo:rsid="007b6ec1"/>
    </style:style>
    <style:style style:name="T179" style:family="text">
      <style:text-properties officeooo:rsid="008f0d75"/>
    </style:style>
    <style:style style:name="T180" style:family="text">
      <style:text-properties officeooo:rsid="00902966"/>
    </style:style>
    <style:style style:name="T181" style:family="text">
      <style:text-properties officeooo:rsid="0090bf10"/>
    </style:style>
    <style:style style:name="T182" style:family="text">
      <style:text-properties officeooo:rsid="009208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QL</text:p>
      <text:p text:style-name="P1"/>
      <text:p text:style-name="P20">vocabulaire général</text:p>
      <text:list xml:id="list2117317082" text:style-name="L1">
        <text:list-item>
          <text:p text:style-name="P83"><text:span text:style-name="T11">modèle</text:span><text:span text:style-name="T173"> </text:span><text:span text:style-name="T11">CRUD</text:span><text:span text:style-name="T173"> (</text:span><text:span text:style-name="T38">create</text:span>, <text:span text:style-name="T38">read</text:span>, <text:span text:style-name="T38">update</text:span>, <text:span text:style-name="T38">delete</text:span>) (parfois appelé SCRUD avec un "S" pour <text:span text:style-name="T38">search</text:span>) désigne les quatre opérations de base pour la persistance des données, en particulier le stockage d'informations en base de données.</text:p>
        </text:list-item>
        <text:list-item>
          <text:p text:style-name="P83"><text:span text:style-name="T12">modèle entité-relation</text:span><text:span text:style-name="T174"> : modèle de BDD basé sur :</text:span></text:p>
          <text:list>
            <text:list-item>
              <text:p text:style-name="P83"><text:span text:style-name="T4">entity </text:span><text:span text:style-name="T173">: </text:span><text:span text:style-name="T174">concept concret ou abstrait à représenter (cinéaste, film…)</text:span></text:p>
            </text:list-item>
            <text:list-item>
              <text:p text:style-name="P83"><text:span text:style-name="T4">relation </text:span><text:span text:style-name="T173">: </text:span><text:span text:style-name="T174">tous les éléments du modèle permettant de faire du lien entre 2 tables : clé secondaire, table de relation</text:span></text:p>
            </text:list-item>
            <text:list-item>
              <text:p text:style-name="P83"><text:span text:style-name="T5">attribut </text:span><text:span text:style-name="T174">: donnée élémentaire caractérisant une entité (tldr : info sur une entité)</text:span></text:p>
            </text:list-item>
            <text:list-item>
              <text:p text:style-name="P83"><text:span text:style-name="T5">identifiant/clé</text:span><text:span text:style-name="T174"> : attribut d’une entité permettant d’identifier cette entité</text:span></text:p>
              <text:list>
                <text:list-item>
                  <text:p text:style-name="P105">primary key : identifiant unique principal d’une donnée</text:p>
                </text:list-item>
                <text:list-item>
                  <text:p text:style-name="P105">secondary key : identifiant d’une autre donnée pour faire le renvoi d’une donnée principale (réalisateur) à des données liées (films qu’iel a réalisé)</text:p>
                </text:list-item>
              </text:list>
            </text:list-item>
            <text:list-item>
              <text:p text:style-name="P83"><text:span text:style-name="T5">occurrence </text:span><text:span text:style-name="T174">: élément particulier d’une entité ou d’une relation (si on a une entité réalisateur, chaque occurrence est un.e réalisateurice différent.e)</text:span></text:p>
            </text:list-item>
          </text:list>
        </text:list-item>
        <text:list-item>
          <text:p text:style-name="P83"><text:span text:style-name="T13">parser </text:span><text:span text:style-name="T19">: interpréter la syntaxe spécifique d’un langage pour pouvoir interagir avec un contenu</text:span></text:p>
        </text:list-item>
        <text:list-item>
          <text:p text:style-name="P83"><text:span text:style-name="T14">arité </text:span><text:span text:style-name="T20">: le nombre d’arguments que prend une fonction ; dans notre cas, le nombre de tables directement mises en lien dans une base de données</text:span></text:p>
        </text:list-item>
        <text:list-item>
          <text:p text:style-name="P83"><text:span text:style-name="T15">cardinalité </text:span><text:span text:style-name="T21">: nombre minimum et maximum de possibilités de lien dans la relation entre 2 objets </text:span></text:p>
          <text:list>
            <text:list-item>
              <text:p text:style-name="P106">un architecte peut construire entre 0 et n églises &lt;=&gt; cardinalité de (0,n)</text:p>
            </text:list-item>
            <text:list-item>
              <text:p text:style-name="P107">la cardinalité va dans les 2 sens d’une relation (un architecte réalise entre 0 et n églises, une église est réalisée par 0 à n architectes)</text:p>
            </text:list-item>
            <text:list-item>
              <text:p text:style-name="P83"><text:span text:style-name="T16">cardinalité d’une associatio</text:span><text:span text:style-name="T37">n </text:span><text:span text:style-name="T33">: les 2 maximums de la cardinalité de table A vers table B et table B vers table A</text:span></text:p>
              <text:list>
                <text:list-item>
                  <text:p text:style-name="P108"><text:span text:style-name="T22">cardinalité simple : </text:span><text:span text:style-name="T23">(1,n) – le maximum de relation de A à B est de 1, de B à A est n</text:span></text:p>
                </text:list-item>
                <text:list-item>
                  <text:p text:style-name="P108"><text:span text:style-name="T22">cardinalité multiple : </text:span><text:span text:style-name="T23">(n,m) – il y a un maximum infini de relations entre A et B</text:span></text:p>
                </text:list-item>
              </text:list>
            </text:list-item>
          </text:list>
        </text:list-item>
      </text:list>
      <text:list xml:id="list1777400070" text:style-name="L2">
        <text:list-item>
          <text:p text:style-name="P109"><text:span text:style-name="T24">attribut </text:span><text:span text:style-name="T25">: une colonne aka un type de données dans une table</text:span></text:p>
        </text:list-item>
        <text:list-item>
          <text:p text:style-name="P84"><text:span text:style-name="T164">les arguments </text:span><text:span text:style-name="T77">: ‘</text:span><text:span text:style-name="T79">birth</text:span><text:span text:style-name="T77">’, ‘1805’… : ce qu’on précise pour une clause</text:span></text:p>
        </text:list-item>
        <text:list-item>
          <text:p text:style-name="P84"><text:span text:style-name="T164">s</text:span><text:span text:style-name="T165">ubselect </text:span><text:span text:style-name="T128">: un select dans un select ; s’écrit comme une requête select, mais entre ‘()’, à l’intérieur de la première requête select</text:span></text:p>
        </text:list-item>
      </text:list>
      <text:p text:style-name="P1"/>
      <text:p text:style-name="P14">COURS 1</text:p>
      <text:p text:style-name="P3"><text:span text:style-name="T1">Bonne base biblio </text:span>: Philippe Rigaux, <text:span text:style-name="T39">Pratique de MySQL et PHP</text:span><text:span text:style-name="T46">, O’Reilly, 3</text:span><text:span text:style-name="T170">e</text:span><text:span text:style-name="T46"> édition, 2005.</text:span></text:p>
      <text:p text:style-name="P34"/>
      <text:p text:style-name="P15">Définitions de base</text:p>
      <text:p text:style-name="P2"><text:span text:style-name="T3">Bonne base biblio</text:span><text:span text:style-name="T25"> : Philippe Rigaux, </text:span><text:span text:style-name="T40">Pratique de MySQL et PHP</text:span><text:span text:style-name="T69">, O’Reilly, 3</text:span><text:span text:style-name="T171">e</text:span><text:span text:style-name="T69"> édition, 2005.</text:span></text:p>
      <text:p text:style-name="P32"/>
      <text:p text:style-name="P2"><text:span text:style-name="T3">QL </text:span>: Query Langage (langage de requête)</text:p>
      <text:p text:style-name="P2"><text:span text:style-name="T3">SQL</text:span><text:span text:style-name="T2"> </text:span>: langage de requête, spécification de base pour les BDD.</text:p>
      <text:p text:style-name="P2"><text:tab/>-plusieurs SGBDR basés sur cette spécification : solutions logicielles spécifiques basées sur SQL, qui implémentent légèrement différemment la spécification de base : MySQL, SQLite, PostGreSQL, MariaDB… </text:p>
      <text:p text:style-name="P2"><text:tab/>-on utilisera SQLite, assez léger.</text:p>
      <text:p text:style-name="P2"/>
      <text:p text:style-name="P33"><text:span text:style-name="T62">Tableur vs BDDR</text:span><text:span text:style-name="T52"> </text:span><text:span text:style-name="T70">: récup les photos des tables</text:span></text:p>
      <text:p text:style-name="P31"><text:span text:style-name="T67">Les problèmes du tableur</text:span><text:span text:style-name="T46"> : </text:span><text:span text:style-name="T47">sur un exemple de tableur listant film, année_réalisation, réalisateur, année_naissance_réal</text:span></text:p>
      <text:p text:style-name="P21"><text:span text:style-name="T133"><text:tab/>-</text:span><text:span text:style-name="T134">insertion des données</text:span></text:p>
      <text:p text:style-name="P35"><text:soft-page-break/><text:tab/><text:tab/>-unicité : comment empêcher de représenter plusieurs fois le même réalisateur</text:p>
      <text:p text:style-name="P21"><text:span text:style-name="T133"><text:tab/><text:tab/>-intégrité des données : un réalisateur </text:span><text:span text:style-name="T134">apparaître plusieurs fois et décrit de différentes manières ; ditto pour les dates</text:span></text:p>
      <text:p text:style-name="P36"><text:tab/>-modification des données : maintenir la cohérence des données au travers des updates</text:p>
      <text:p text:style-name="P36"><text:tab/>-suppression des données : on perd des infos sur les réalisateurs</text:p>
      <text:p text:style-name="P36"/>
      <text:p text:style-name="P22"><text:span text:style-name="T46">=&gt; solution</text:span><text:span text:style-name="T133"> : changer le modèle de données et comprendre qu’on a 2 types d’info (film, réalisateur).</text:span></text:p>
      <text:p text:style-name="P22"><text:span text:style-name="T133"><text:tab/>-</text:span><text:span text:style-name="T46">créer 2 tables</text:span><text:span text:style-name="T133"> : films, réalisateurs</text:span></text:p>
      <text:p text:style-name="P4"><text:span text:style-name="T134"><text:tab/>-créer des liens entre 2 tableurs via </text:span><text:span text:style-name="T135">une 3</text:span><text:span text:style-name="T172">e</text:span><text:span text:style-name="T135"> table : </text:span><text:span text:style-name="T68">une table de relation</text:span><text:span text:style-name="T134"> </text:span><text:span text:style-name="T135">qui fasse des liens entre les films et les réalisateurs, en liant clé primaire des films à clé primaire des réalisateurs</text:span></text:p>
      <text:p text:style-name="P37"/>
      <text:p text:style-name="P13"><text:span text:style-name="T48">D</text:span><text:span text:style-name="T46">BBrowse</text:span><text:span text:style-name="T49">r </text:span><text:span text:style-name="T71">: client pour la BDD SQLite</text:span></text:p>
      <text:p text:style-name="P38"/>
      <text:p text:style-name="P14"><text:span text:style-name="T49">A</text:span><text:span text:style-name="T46">rchitecteDB </text:span><text:span text:style-name="T69">: découverte du bitonnieau</text:span></text:p>
      <text:p text:style-name="P39"><text:tab/>-attention, il faut penser le modèle de la BDD et sa structure en fonction du SGBD utilisé : tous les SGBD n’ont pas les mêmes Data Types (dans MySQL on peut utitiliser un data type date, pas dans MySQL, qui n’a que « int »)</text:p>
      <text:p text:style-name="P14"><text:span text:style-name="T69"><text:tab/></text:span><text:span text:style-name="T166">=&gt; une BDD, c’est </text:span><text:span text:style-name="T69">: </text:span></text:p>
      <text:p text:style-name="P14"><text:span text:style-name="T69"><text:tab/><text:tab/>-tables : tables d’entités et de relations. </text:span><text:span text:style-name="T72">concept concret ou abstrait à représenter (</text:span><text:span text:style-name="T69">architectes, bâtiments, départements, compétences, fonction</text:span><text:span text:style-name="T72">)</text:span></text:p>
      <text:p text:style-name="P14"><text:span text:style-name="T69"><text:tab/><text:tab/>-attributs : </text:span><text:span text:style-name="T72">donnée élémentaire caractérisant une entité (tldr : info sur une entité)</text:span></text:p>
      <text:p text:style-name="P39"><text:tab/><text:tab/>-clés : identifiants de chaque entrée, pour créer les relations</text:p>
      <text:p text:style-name="P39"><text:tab/><text:tab/>-relations : mise en lien entre les différentes tables</text:p>
      <text:p text:style-name="P39"><text:tab/><text:tab/>-data types : int, text, boolean….</text:p>
      <text:p text:style-name="P39"><text:tab/><text:tab/>-contraintes : info obligatoire, optionnelle, quel data type, nb max d’infos</text:p>
      <text:p text:style-name="P39"/>
      <text:p text:style-name="P14"><text:span text:style-name="T46">Les requêtes </text:span><text:span text:style-name="T69">: </text:span><text:span text:style-name="T73">permettent de faire ressortir le type d’infos demandées. SQL = langage de requête</text:span></text:p>
      <text:p text:style-name="P14"><text:span text:style-name="T73"><text:tab/>-</text:span><text:span text:style-name="T74">résultat d’une requête = une table</text:span></text:p>
      <text:p text:style-name="P40"><text:tab/>-attention : chaque SBGD implémente différemment SQL</text:p>
      <text:p text:style-name="P40"/>
      <text:p text:style-name="P40"/>
      <text:p text:style-name="P67">COURS 2</text:p>
      <text:p text:style-name="P68">Les requêtes (suite) <text:span text:style-name="T25">:</text:span></text:p>
      <text:p text:style-name="P70"><text:span text:style-name="T17">exemple de requête </text:span><text:span text:style-name="T25">: ‘SELECT name AS nom, firstname, birthdpt FROM architect WHERE birth &gt; 1805’</text:span></text:p>
      <text:p text:style-name="P41"/>
      <text:p text:style-name="P69"><text:span text:style-name="T17">l</text:span><text:span text:style-name="T18">es commandes </text:span><text:span text:style-name="T26">: spécifie l’action à effectuer</text:span></text:p>
      <text:p text:style-name="P42">‘SELECT’, ‘UPDATE’, ‘DELETE’, ‘INSERT INTO’, ‘CREATE DATABASE’, ‘ALTER DATABASE’, ‘CREATE TABLE’, ‘ALTER TABLE’, ‘DROP <text:s/>TABLE’, ‘CREATE INDEX’ ,‘DROP INDEX’</text:p>
      <text:p text:style-name="P68"><text:span text:style-name="T25"><text:tab/>-</text:span><text:span text:style-name="T24">SELECT </text:span><text:span text:style-name="T25">: lance une requête : quelles données afficher dans la base</text:span></text:p>
      <text:p text:style-name="P5"><text:span text:style-name="T75"><text:tab/>-</text:span><text:span text:style-name="T104">un attribut = une colonne</text:span></text:p>
      <text:p text:style-name="P44"/>
      <text:p text:style-name="P71"><text:span text:style-name="T17">les clauses </text:span><text:span text:style-name="T25">: spécifient comment traiter une commande</text:span></text:p>
      <text:p text:style-name="P68"><text:span text:style-name="T25"><text:tab/>-</text:span><text:span text:style-name="T24">FROM </text:span><text:span text:style-name="T27">[nom_de_table]</text:span><text:span text:style-name="T24"> </text:span><text:span text:style-name="T25">: lieu où chercher (table)</text:span></text:p>
      <text:p text:style-name="P5"><text:span text:style-name="T75"><text:tab/>-</text:span><text:span text:style-name="T141">WHERE </text:span><text:span text:style-name="T75">: </text:span><text:span text:style-name="T76">clause de sélection</text:span><text:span text:style-name="T75"> :</text:span><text:span text:style-name="T76"> </text:span><text:span text:style-name="T82">filtre</text:span><text:span text:style-name="T76"> les données en fonction de certains critères (opérateurs</text:span><text:span text:style-name="T77">) : </text:span><text:span text:style-name="T98">on trie les </text:span><text:span text:style-name="T99">données</text:span><text:span text:style-name="T98"> en fonction d’opérateurs </text:span><text:span text:style-name="T99">appliqués à certain</text:span><text:span text:style-name="T103">s attributs</text:span></text:p>
      <text:p text:style-name="P5"><text:span text:style-name="T77"><text:tab/>-</text:span><text:span text:style-name="T145">ORDER BY </text:span><text:span text:style-name="T87">: réordonner les résultats de la requête en fonction d’un argument</text:span></text:p>
      <text:p text:style-name="P5"><text:span text:style-name="T87"><text:tab/><text:tab/>-</text:span><text:span text:style-name="T97">syntaxe : ORDER BY </text:span><text:span text:style-name="T103">attribut</text:span><text:span text:style-name="T97">1, </text:span><text:span text:style-name="T103">attribut2</text:span><text:span text:style-name="T97">, </text:span><text:span text:style-name="T103">attributN</text:span><text:span text:style-name="T97">: résultats seront ordonnés en fonction de l’</text:span><text:span text:style-name="T103">attribut1</text:span><text:span text:style-name="T97">, puis de l</text:span><text:span text:style-name="T99">’</text:span><text:span text:style-name="T103">attribut</text:span><text:span text:style-name="T97">2, puis de l</text:span><text:span text:style-name="T103">’attribut</text:span><text:span text:style-name="T97">N</text:span></text:p>
      <text:p text:style-name="P5"><text:span text:style-name="T87"><text:tab/><text:tab/>-</text:span><text:span text:style-name="T96">ORDER BY </text:span><text:span text:style-name="T103">attribut</text:span><text:span text:style-name="T96"> </text:span><text:span text:style-name="T147">ASC </text:span><text:span text:style-name="T96">: par défaut – ordonner les résultats dans l’ordre croissant</text:span></text:p>
      <text:p text:style-name="P5"><text:span text:style-name="T96"><text:tab/><text:tab/>-ORDER BY </text:span><text:span text:style-name="T103">attribut</text:span><text:span text:style-name="T96"> </text:span><text:span text:style-name="T147">DESC </text:span><text:span text:style-name="T96">: ordonner les résultats dans l’ordre décroissant</text:span></text:p>
      <text:p text:style-name="P5"><text:soft-page-break/><text:span text:style-name="T96"><text:tab/>-</text:span><text:span text:style-name="T148">LIMIT</text:span><text:span text:style-name="T97"> [numeral] : limiter le nombre de résultats affichés (LIMIT 4 =&gt; limité à 4)</text:span></text:p>
      <text:p text:style-name="P11"><text:span text:style-name="T122"><text:tab/>-</text:span><text:span text:style-name="T161">H</text:span><text:span text:style-name="T163">AVING</text:span><text:span text:style-name="T126"> : </text:span><text:span text:style-name="T125">agit comme WHERE, mais permet de filtrer les opérations résultant de regroupement (pour travailler avec des fonctions d’agrégation ≠ WHERE qui permet de travailler sur des données) ; HAVING doit toujours s’utiliser après GROUP BY </text:span></text:p>
      <text:p text:style-name="P82"><text:span text:style-name="T69"><text:tab/>-</text:span><text:span text:style-name="T162">AS </text:span><text:span text:style-name="T124">: alias, clause qui permet de renommer un argument (pour travailler avec les résultats d’une fonction d’agrégation, par exemple)</text:span></text:p>
      <text:p text:style-name="P60"/>
      <text:p text:style-name="P6"><text:span text:style-name="T54">les arguments </text:span><text:span text:style-name="T77">: ‘</text:span><text:span text:style-name="T79">birth</text:span><text:span text:style-name="T77">’, ‘1805’… : ce qu’on précise pour une clause</text:span></text:p>
      <text:p text:style-name="P41"/>
      <text:p text:style-name="P23"><text:span text:style-name="T166">les opérateurs </text:span><text:span text:style-name="T69">: </text:span><text:span text:style-name="T78">les opérateurs servent à comparer/</text:span><text:span text:style-name="T82">traiter</text:span><text:span text:style-name="T78"> plusieurs arguments dans une clause</text:span></text:p>
      <text:p text:style-name="P24"><text:span text:style-name="T78"><text:tab/></text:span><text:span text:style-name="T80">-</text:span><text:span text:style-name="T144">opérateurs arithmétiques </text:span><text:span text:style-name="T80">: </text:span><text:span text:style-name="T78">+ </text:span><text:span text:style-name="T69">(add), – (substract), * (multiply), / (divide), % (modulo)</text:span></text:p>
      <text:p text:style-name="P45"/>
      <text:p text:style-name="P24"><text:span text:style-name="T69"><text:tab/>-</text:span><text:span text:style-name="T144">opérateurs de comparaison </text:span><text:span text:style-name="T80">: =, &lt;, &gt;, ≥, ≤, &lt;&gt; (différent de)</text:span></text:p>
      <text:p text:style-name="P46"/>
      <text:p text:style-name="P24"><text:span text:style-name="T80"><text:tab/>-</text:span><text:span text:style-name="T144">compound operators </text:span><text:span text:style-name="T83">(//python)</text:span><text:span text:style-name="T144"> </text:span><text:span text:style-name="T80">: += </text:span><text:span text:style-name="T83">(add equals)</text:span><text:span text:style-name="T80">, -= </text:span><text:span text:style-name="T83">(substract equals)</text:span><text:span text:style-name="T80">, *= </text:span><text:span text:style-name="T83">(multiply equals)</text:span><text:span text:style-name="T80">, /= </text:span><text:span text:style-name="T83">(divide equals)</text:span><text:span text:style-name="T80">, %= </text:span><text:span text:style-name="T83">(modulo equals)</text:span><text:span text:style-name="T80">, &amp;= </text:span><text:span text:style-name="T83">(bitwise and equals)</text:span><text:span text:style-name="T80">, ^-= </text:span><text:span text:style-name="T83">(bitwise exclusive equals)</text:span><text:span text:style-name="T80">, |*= </text:span><text:span text:style-name="T83">(bitwise or equals)</text:span></text:p>
      <text:p text:style-name="P47"/>
      <text:p text:style-name="P26"><text:span text:style-name="T80"><text:tab/>-</text:span><text:span text:style-name="T144">opérateurs logiques </text:span><text:span text:style-name="T80">: ALL, AND, ANY, </text:span><text:span text:style-name="T83">BETWEEN</text:span><text:span text:style-name="T80">, EXISTS, </text:span><text:span text:style-name="T84">IN</text:span><text:span text:style-name="T83">, IS, LIKE</text:span><text:span text:style-name="T80">, NOT, OR, SOME</text:span></text:p>
      <text:p text:style-name="P25"><text:span text:style-name="T83"><text:tab/><text:tab/>-’</text:span><text:span text:style-name="T80">IS’ : </text:span><text:span text:style-name="T83">opérateur boléen</text:span><text:span text:style-name="T80"> (teste si une clause est True=1 ou False=0)</text:span></text:p>
      <text:p text:style-name="P24"><text:span text:style-name="T80"><text:tab/><text:tab/><text:tab/>-</text:span><text:span text:style-name="T81">ex : </text:span><text:span text:style-name="T42">SELECT NULL IS NOT NULL</text:span><text:span text:style-name="T81"> retourne 0, puisque null is null.</text:span></text:p>
      <text:p text:style-name="P24"><text:span text:style-name="T81"><text:tab/><text:tab/><text:tab/></text:span><text:span text:style-name="T95">-en gros, on utilise ‘IS’ que pour ‘IS NULL’ ou ‘IS NOT NULL’ ; sinon, utiliser ‘EQUALS’</text:span></text:p>
      <text:p text:style-name="P24"><text:span text:style-name="T81"><text:tab/><text:tab/>-’</text:span><text:span text:style-name="T84">LIKE’ : True if the operand is equal to one of a list of expressions. Permet de rentrer des arguments de manière +souple que ‘IS’ ou ‘=’ </text:span><text:span text:style-name="T85">avec une chaîne de caractères :</text:span></text:p>
      <text:p text:style-name="P24"><text:span text:style-name="T85"><text:tab/><text:tab/><text:tab/>-</text:span><text:span text:style-name="T43">LIKE ‘%Paul %’</text:span><text:span text:style-name="T85"> recherchera toutes les expressions contenant la chaîne de caractères ‘Paul’</text:span></text:p>
      <text:p text:style-name="P24"><text:span text:style-name="T85"><text:tab/><text:tab/>-’</text:span><text:span text:style-name="T86">BETWEEN’ : utilisé avec ‘AND’, permet de traiter des plages de caractères :</text:span></text:p>
      <text:p text:style-name="P24"><text:span text:style-name="T86"><text:tab/><text:tab/><text:tab/>-</text:span><text:span text:style-name="T44">BETWEEN ‘1819-02’ AND ‘1819-04’ </text:span><text:span text:style-name="T86">traite dates entre 1819-02 et 1819-04</text:span></text:p>
      <text:p text:style-name="P24"><text:span text:style-name="T86"><text:tab/><text:tab/><text:tab/></text:span><text:span text:style-name="T93">-BETWEEN inclut les bornes</text:span></text:p>
      <text:p text:style-name="P48"/>
      <text:p text:style-name="P24"><text:span text:style-name="T86"><text:tab/>-</text:span><text:span text:style-name="T146">opérateurs de concaténation </text:span><text:span text:style-name="T89">: ratrapper</text:span></text:p>
      <text:p text:style-name="P24"><text:span text:style-name="T89"><text:tab/>-</text:span><text:span text:style-name="T160">alias</text:span><text:span text:style-name="T121"> :</text:span><text:span text:style-name="T160"> </text:span><text:span text:style-name="T121">AS. ‘as est un alias qui permet de renommer un argument (de changer le nom d’une colonne dans une requête)</text:span></text:p>
      <text:p text:style-name="P45"/>
      <text:p text:style-name="P27"><text:span text:style-name="T166">les booléens </text:span><text:span text:style-name="T69">: 1=True, 0=False</text:span></text:p>
      <text:p text:style-name="P49"/>
      <text:p text:style-name="P28"><text:span text:style-name="T167">l</text:span><text:span text:style-name="T166">es wildcards </text:span><text:span text:style-name="T69">: </text:span></text:p>
      <text:p text:style-name="P16"><text:span text:style-name="T133"><text:tab/>* </text:span><text:span text:style-name="T69">: un ou plusieurs caractères inconnus</text:span></text:p>
      <text:p text:style-name="P16"><text:span text:style-name="T133"><text:tab/>? </text:span><text:span text:style-name="T69">: un seul caractère inconnu</text:span></text:p>
      <text:p text:style-name="P16"><text:span text:style-name="T133"><text:tab/>[] </text:span><text:span text:style-name="T69">: représente l’un des caractères parmi tous ceux qui sont indiqués entre crochets. </text:span><text:span text:style-name="T40">Exemple : [aA] permet de rendre le « a » case insensitive</text:span></text:p>
      <text:p text:style-name="P16"><text:span text:style-name="T133"><text:tab/>! </text:span><text:span text:style-name="T69">: exclut les caractères spécifiés entre crochets.</text:span><text:span text:style-name="T40"> Exemple : [!oa] excluera ‘o’ et ‘a’ </text:span></text:p>
      <text:p text:style-name="P16"><text:span text:style-name="T133"><text:tab/>- </text:span><text:span text:style-name="T69">: représente un caract parmi une plage de caractères entre crochets. </text:span><text:span text:style-name="T40">Exemple [a-t]</text:span></text:p>
      <text:p text:style-name="P16"><text:span text:style-name="T133"><text:tab/>#</text:span><text:span text:style-name="T69"> : représente un chiffre. </text:span><text:span text:style-name="T40">Exemple 2#5</text:span><text:span text:style-name="T69"> retourne tous les nombres entre </text:span><text:span text:style-name="T40">205 et 295</text:span></text:p>
      <text:p text:style-name="P17"><text:span text:style-name="T69"><text:tab/></text:span><text:span text:style-name="T136">% (ne fonctionne qu’avec ‘LIKE’) </text:span><text:span text:style-name="T88">: représente un ou plusieurs caractères inconnus.</text:span></text:p>
      <text:p text:style-name="P63"><text:s/></text:p>
      <text:p text:style-name="P7"><text:span text:style-name="T53">attention </text:span><text:span text:style-name="T76">: </text:span></text:p>
      <text:p text:style-name="P7"><text:span text:style-name="T76"><text:tab/>-SQL </text:span><text:span text:style-name="T142">trie les arguments comme des chaînes</text:span><text:span text:style-name="T76"> de caractères classées par ordre croissant alphanumérique, où les chiffres viennent avant les lettres :</text:span></text:p>
      <text:p text:style-name="P5"><text:soft-page-break/><text:span text:style-name="T76"><text:tab/><text:tab/>-</text:span><text:span text:style-name="T41">SELECT ‘Zoe’ &gt; ‘Esteban’ </text:span><text:span text:style-name="T76">compare les 2 arguments en fonction de l’opérateur ‘&gt;’ et renvoie ‘1’ pour ‘True’ : Zoe se trouve après Esteban dans l’ordre alphanumérique</text:span></text:p>
      <text:p text:style-name="P5"><text:span text:style-name="T76"><text:tab/><text:tab/>-</text:span><text:span text:style-name="T41">SELECT ‘Zoe’ &gt; 1789 </text:span><text:span text:style-name="T76">compare une chaîne de caractères avec un int et renvoie ‘1’ pour ‘True’ : Zue se trouve après 1789 dans l’ordre alphanumérique</text:span></text:p>
      <text:p text:style-name="P5"><text:span text:style-name="T76"><text:tab/><text:tab/>-</text:span><text:span text:style-name="T142">TLDR </text:span><text:span text:style-name="T76">: SQL fait du </text:span><text:span text:style-name="T142">transtypage</text:span><text:span text:style-name="T76"> à balle entre les ≠ </text:span><text:span text:style-name="T41">Datatypes</text:span><text:span text:style-name="T76">.</text:span></text:p>
      <text:p text:style-name="P5"><text:span text:style-name="T76"><text:tab/>-</text:span><text:span text:style-name="T79">les commandes sont </text:span><text:span text:style-name="T143">case insensitive</text:span><text:span text:style-name="T79">.</text:span></text:p>
      <text:p text:style-name="P43"/>
      <text:p text:style-name="P77"><text:span text:style-name="T55">E</text:span><text:span text:style-name="T51">xercice </text:span><text:span text:style-name="T69">: </text:span></text:p>
      <text:p text:style-name="P77"><text:span text:style-name="T69"><text:tab/>-nom des architectes nés au XIXeS : SELECT * FROM architect WHERE birth BETWEEN '180</text:span><text:span text:style-name="T92">1</text:span><text:span text:style-name="T69">' and '1</text:span><text:span text:style-name="T92">900</text:span><text:span text:style-name="T69">'</text:span></text:p>
      <text:p text:style-name="P77"><text:span text:style-name="T69"><text:tab/>-nom des architectes nés au XIXeS à Paris : SELECT * FROM architect WHERE birth BETWEEN '180</text:span><text:span text:style-name="T92">1</text:span><text:span text:style-name="T69">' AND '1</text:span><text:span text:style-name="T92">900</text:span><text:span text:style-name="T69">' AND birthdpt IS '75'</text:span></text:p>
      <text:p text:style-name="P50"><text:tab/>-nom des architectes nés au XIXeS en province : SELECT * FROM architect WHERE birth BETWEEN '1800' AND '1899' AND birthdpt IS NOT '75'</text:p>
      <text:p text:style-name="P8"><text:span text:style-name="T89"><text:tab/>-nom des architectes nés dans la première moitié du XIXeS en province : SELECT</text:span><text:span text:style-name="T91"> *</text:span><text:span text:style-name="T89"> FROM architect WHERE birth BETWEEN '180</text:span><text:span text:style-name="T94">1</text:span><text:span text:style-name="T89">' AND '1849' AND birthdpt IS NOT '75'</text:span></text:p>
      <text:p text:style-name="P50"><text:tab/>-nom des architectes nés en 1852 : SELECT * FROM architect WHERE birth LIKE '%1852%'</text:p>
      <text:p text:style-name="P77"><text:span text:style-name="T69"><text:tab/>-</text:span><text:span text:style-name="T90">nom des architectes nés en 1846-52 : SELECT * FROM architect WHERE birth BETWEEN '1846%' AND '1852%'</text:span></text:p>
      <text:p text:style-name="P51"/>
      <text:p text:style-name="P51"/>
      <text:p text:style-name="P51"/>
      <text:p text:style-name="P72">COURS 3</text:p>
      <text:p text:style-name="P76">exemples</text:p>
      <text:p text:style-name="P52"><text:tab/>-architecte né le plus tôt pour lequel on a une date : SELECT name, firstname, birth FROM architect WHERE birth IS NOT NULL ORDER BY birth LIMIT 3;</text:p>
      <text:p text:style-name="P76"><text:span text:style-name="T24"><text:tab/>-</text:span><text:span text:style-name="T36">architectes qui ne sont pas nés en 1852 ordonnés par date de naissance : SELECT name, firstname, birth FROM architect WHERE birth NOT LIKE "1852%" ORDER BY birth;</text:span></text:p>
      <text:p text:style-name="P53"><text:tab/><text:tab/>-cette requête teste l’existence d’une chaîne de caractères pour « birth » =&gt; exclue les valeurs nulles</text:p>
      <text:p text:style-name="P54"><text:tab/><text:tab/>=&gt; pour afficher également les entrées sans date de naissance : WHERE birth NOT LIKE "1852%" OR birth IS NULL</text:p>
      <text:p text:style-name="P54"/>
      <text:p text:style-name="P73">Requêter sur plusieurs tables : <text:span text:style-name="T175">les jointures</text:span></text:p>
      <text:list xml:id="list1025534683" text:style-name="L3">
        <text:list-item>
          <text:p text:style-name="P85"><text:span text:style-name="T103">requêter sur 2 tables = </text:span><text:span text:style-name="T152">faire une jointure</text:span><text:span text:style-name="T103">.</text:span></text:p>
        </text:list-item>
        <text:list-item>
          <text:p text:style-name="P86"><text:span text:style-name="T100">par défaut, </text:span><text:span text:style-name="T103">faire une jointure</text:span><text:span text:style-name="T100"> retourne le </text:span><text:span text:style-name="T149">produit cartésien </text:span><text:span text:style-name="T100">des 2 tables : E données table1 x E données table2</text:span></text:p>
          <text:list>
            <text:list-item>
              <text:p text:style-name="P86"><text:span text:style-name="T101">=&gt; il faut filtrer le </text:span><text:span text:style-name="T102">produit cartésien</text:span><text:span text:style-name="T101"> en créant une </text:span><text:span text:style-name="T151">clause de </text:span><text:span text:style-name="T150">contrainte</text:span><text:span text:style-name="T101"> </text:span><text:span text:style-name="T102">en croisant </text:span><text:span text:style-name="T151">la clé primaire d’une table avec la clé étrangère</text:span><text:span text:style-name="T102">.</text:span></text:p>
            </text:list-item>
          </text:list>
        </text:list-item>
      </text:list>
      <text:p text:style-name="P55"/>
      <text:p text:style-name="P29"><text:span text:style-name="T168">D</text:span><text:span text:style-name="T166">ifférents types de jointures </text:span><text:span text:style-name="T69">:</text:span></text:p>
      <text:list xml:id="list200550041669041" text:continue-numbering="true" text:style-name="L3">
        <text:list-item>
          <text:p text:style-name="P87"><text:span text:style-name="T153">équijointure / inner join / </text:span><text:span text:style-name="T154">jointure interne / jointure naturelle – </text:span><text:span text:style-name="T155">JOIN</text:span><text:span text:style-name="T153"> </text:span><text:span text:style-name="T105">:</text:span></text:p>
          <text:list>
            <text:list-item>
              <text:p text:style-name="P87"><text:span text:style-name="T159">intersection de A+B</text:span><text:span text:style-name="T112"> ; </text:span><text:span text:style-name="T105">jointure de base, où clé d’une table = clé extérieure d’une autre ta</text:span><text:span text:style-name="T106">ble</text:span></text:p>
            </text:list-item>
            <text:list-item>
              <text:p text:style-name="P112"><text:span text:style-name="T137">s</text:span><text:span text:style-name="T133">yntaxe </text:span><text:span text:style-name="T69">: différentes manières d’écrire, plus ou moins sexy :</text:span></text:p>
              <text:list>
                <text:list-item>
                  <text:p text:style-name="P113"><text:span text:style-name="T107">avec </text:span><text:span text:style-name="T56">WHERE </text:span><text:span text:style-name="T107">:</text:span></text:p>
                  <text:list>
                    <text:list-item>
                      <text:p text:style-name="P119">SELECT [attributs des 2 tables à afficher] FROM table1 JOIN table2 WHERE [clause de contrainte]</text:p>
                    </text:list-item>
                  </text:list>
                </text:list-item>
                <text:list-item>
                  <text:p text:style-name="P113"><text:span text:style-name="T107">avec </text:span><text:span text:style-name="T56">ON </text:span><text:span text:style-name="T107">:</text:span></text:p>
                  <text:list>
                    <text:list-item>
                      <text:p text:style-name="P119">SELECT [attributs] FROM table1 JOIN <text:s/>table2 ON [clause de contrainte]</text:p>
                    </text:list-item>
                  </text:list>
                </text:list-item>
                <text:list-item>
                  <text:p text:style-name="P88"><text:soft-page-break/><text:span text:style-name="T107">avec </text:span><text:span text:style-name="T56">INNER JOIN … USING</text:span><text:span text:style-name="T107"> si les 2 attributs d’identifiant à matcher sur les 2 tables ont le même nom :</text:span></text:p>
                  <text:list>
                    <text:list-item>
                      <text:p text:style-name="P113"><text:span text:style-name="T69">SELECT [attributs] FROM table1 INNER JOIN table2 USING(</text:span><text:span text:style-name="T107">nom_</text:span><text:span text:style-name="T69">i</text:span><text:span text:style-name="T107">dentifiant)</text:span></text:p>
                    </text:list-item>
                  </text:list>
                </text:list-item>
                <text:list-item>
                  <text:p text:style-name="P114"><text:span text:style-name="T69">avec </text:span><text:span text:style-name="T51">NATURAL JOIN</text:span><text:span text:style-name="T69"> si les 2 attributs d’identifiant à matcher sur les 2 tables ont le même nom :</text:span></text:p>
                  <text:list>
                    <text:list-item>
                      <text:p text:style-name="P120">SELECT [attributs] FROM table1 NATURAL JOIN table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133">jointure gauche – </text:span><text:span text:style-name="T138">LEFT JOIN</text:span><text:span text:style-name="T133"> </text:span><text:span text:style-name="T69">: </text:span></text:p>
          <text:list>
            <text:list-item>
              <text:p text:style-name="P115"><text:span text:style-name="T140">A + intersection de A+B</text:span><text:span text:style-name="T112"> ;</text:span><text:span text:style-name="T69">toutes les données de table1 avec quand c’est possible les données supplémentaires de la table2</text:span></text:p>
            </text:list-item>
            <text:list-item>
              <text:p text:style-name="P114"><text:span text:style-name="T133">syntaxe </text:span><text:span text:style-name="T69">: </text:span><text:span text:style-name="T108">SELECT [attributs] FROM table1 LEFT JOIN table2 USING(nom_identifiant)</text:span></text:p>
            </text:list-item>
            <text:list-item>
              <text:p text:style-name="P114"><text:span text:style-name="T133">exemple </text:span><text:span text:style-name="T69">: table1=prénoms, table2=noms =&gt; retourner tous les prénoms de la table1 avec quand c’est possible, les noms de la table2</text:span></text:p>
            </text:list-item>
          </text:list>
        </text:list-item>
        <text:list-item>
          <text:p text:style-name="P116"><text:span text:style-name="T133">jointure droite – RIGHT JOINT </text:span><text:span text:style-name="T69">: </text:span></text:p>
          <text:list>
            <text:list-item>
              <text:p text:style-name="P116"><text:span text:style-name="T140">B + intersection de A+B</text:span><text:span text:style-name="T112"> ;</text:span><text:span text:style-name="T140"> </text:span><text:span text:style-name="T69">toutes les données de table2 avec quand c’est possible les données supplémentaires de table1</text:span></text:p>
            </text:list-item>
            <text:list-item>
              <text:p text:style-name="P89"><text:span text:style-name="T156">syntaxe </text:span><text:span text:style-name="T107">: </text:span><text:span text:style-name="T108">SELECT [attributs] FROM table1 RIGHT JOIN table2 USING(nom_identifiant)</text:span></text:p>
            </text:list-item>
            <text:list-item>
              <text:p text:style-name="P138">pas implémentée en SQLite</text:p>
            </text:list-item>
            <text:list-item>
              <text:p text:style-name="P117"><text:span text:style-name="T133">LEFT JOIN = miroir de RIGHT JOIN</text:span><text:span text:style-name="T69"> : FROM table1 LEFT JOIN table2 = FROM table2 RIGHT JOIN table1</text:span></text:p>
            </text:list-item>
            <text:list-item>
              <text:p text:style-name="P89"><text:span text:style-name="T155">exemple </text:span><text:span text:style-name="T108">: </text:span><text:span text:style-name="T107">table1=prénoms, table2=noms =&gt; retourner tous les </text:span><text:span text:style-name="T108">noms</text:span><text:span text:style-name="T107"> de la table</text:span><text:span text:style-name="T108">2</text:span><text:span text:style-name="T107"> avec quand c’est possible, les </text:span><text:span text:style-name="T108">prénoms</text:span><text:span text:style-name="T107"> de la table</text:span><text:span text:style-name="T108">1</text:span></text:p>
            </text:list-item>
          </text:list>
        </text:list-item>
        <text:list-item>
          <text:p text:style-name="P87"><text:span text:style-name="T157">jointure totale – FULL JOIN </text:span><text:span text:style-name="T109">: </text:span></text:p>
          <text:list>
            <text:list-item>
              <text:p text:style-name="P87"><text:span text:style-name="T159">A+B sans doublons </text:span><text:span text:style-name="T112">; </text:span><text:span text:style-name="T109">combiner les résultats des 2 tables, les associer entre eux grâce à une condition et remplir avec des valeurs NULL si la condition n’est pas respectée</text:span></text:p>
            </text:list-item>
            <text:list-item>
              <text:p text:style-name="P90"><text:span text:style-name="T157">s</text:span><text:span text:style-name="T158">yntaxe </text:span><text:span text:style-name="T110">: </text:span><text:span text:style-name="T69">SELECT </text:span><text:span text:style-name="T110">[attributs] </text:span>FROM table1 FULL JOIN table2 ON table1.id = table2.id</text:p>
            </text:list-item>
            <text:list-item>
              <text:p text:style-name="P118"><text:span text:style-name="T133">pas implémentée dans SQLite</text:span><text:span text:style-name="T69"> </text:span><text:span text:style-name="T111">=&gt; il faut </text:span><text:span text:style-name="T139">joindre 2 LEFT JOIN en miroir avec UNION </text:span><text:span text:style-name="T111">: table1 LEFT JOIN table2 UNION table2 LEFT JOIN table1</text:span></text:p>
            </text:list-item>
          </text:list>
        </text:list-item>
      </text:list>
      <text:p text:style-name="P58"/>
      <text:p text:style-name="P78"><text:span text:style-name="T51">combiner avec des opérateurs :</text:span><text:span text:style-name="T133"> </text:span></text:p>
      <text:list xml:id="list267076430" text:style-name="L4">
        <text:list-item>
          <text:p text:style-name="P91"><text:span text:style-name="T157">LEFT JOIN sans intersection </text:span><text:span text:style-name="T109">: </text:span></text:p>
          <text:list>
            <text:list-item>
              <text:p text:style-name="P121">aka : toutes les données de table1 sans l’intersection avec table2 : en ajoutant une condition WHERE :</text:p>
            </text:list-item>
            <text:list-item>
              <text:p text:style-name="P92"><text:span text:style-name="T108">SELECT [attributs] FROM table1 </text:span><text:span text:style-name="T111">LEFT</text:span><text:span text:style-name="T108"> JOIN table2 USING(nom_identifiant) </text:span><text:span text:style-name="T109">WHERE table2.nom_identifiant IS NULL</text:span></text:p>
            </text:list-item>
          </text:list>
        </text:list-item>
      </text:list>
      <text:p text:style-name="P56"/>
      <text:p text:style-name="P56"/>
      <text:p text:style-name="P79"><text:span text:style-name="T28"><text:tab/>-exemple </text:span><text:span text:style-name="T29">d’équijointure</text:span><text:span text:style-name="T28"> : afficher l’identifiant, le prénom et le nom des architectes de la table ‘architect’ qui ont un ‘skill’ référencé dans la table ‘hasSkill’</text:span></text:p>
      <text:p text:style-name="P81"><text:tab/><text:tab/>=&gt; requête sans clause de contrainte produit 440 résultats : 11 skills x 440 architectes. </text:p>
      <text:p text:style-name="P81"><text:tab/><text:tab/><text:tab/>-structure de la requête : ‘SELECT id, archid, name, firstname, skill FROM architect, hasSkills WHERE id = architect, hasSkills’</text:p>
      <text:p text:style-name="P81"><text:tab/><text:tab/><text:tab/>-résultat n’a aucun sens logique : on affiche juste toutes les compétences possibles pour tous les architectes</text:p>
      <text:p text:style-name="P81"><text:tab/><text:tab/>-requête avec clause de contrainte (en italique) : ‘SELECT id, archid, name, firstname, skill FROM architect, hasSkills WHERE id = architect, hasSkills WHERE id = archid’</text:p>
      <text:p text:style-name="P80"><text:span text:style-name="T28"><text:tab/><text:tab/><text:tab/>-la jointure est en italique : elle fait correspondre l’identifiant externe </text:span><text:span text:style-name="T30">de hasSkill (qui correspond à l’identifiant primaire de l’architecte)</text:span><text:span text:style-name="T28"> avec l’identifiant </text:span><text:span text:style-name="T30">primaire </text:span><text:span text:style-name="T28">de l’architecte</text:span></text:p>
      <text:p text:style-name="P81"/>
      <text:p text:style-name="P30"><text:soft-page-break/><text:span text:style-name="T168">e</text:span><text:span text:style-name="T166">xercices </text:span><text:span text:style-name="T69">:</text:span></text:p>
      <text:list xml:id="list3384245677" text:style-name="L5">
        <text:list-item>
          <text:p text:style-name="P122">afficher le nom, le prénom, le jobid, la date de début de job et la date de fin de job :</text:p>
          <text:list>
            <text:list-item>
              <text:p text:style-name="P93"><text:span text:style-name="T113">SELECT architect.name, architect.firstname, hasJobs.jobid, hasJobs.fromdate, hasJobs.todate FROM architect INNER JOIN hasJobs </text:span><text:span text:style-name="T114">ON</text:span><text:span text:style-name="T113"> architect.id = hasJobs.archid ;</text:span></text:p>
            </text:list-item>
            <text:list-item>
              <text:p text:style-name="P111"><text:span text:style-name="T169">c</text:span><text:span text:style-name="T166">orrection</text:span><text:span text:style-name="T69"> comme moi toussa</text:span></text:p>
            </text:list-item>
          </text:list>
        </text:list-item>
        <text:list-item>
          <text:p text:style-name="P123">lister pour chaque architecte son nom, prénom, nom de ses métiers, date d’exercice :</text:p>
          <text:list>
            <text:list-item>
              <text:p text:style-name="P123">SELECT architect.name, architect.firstname, job.label, hasJobs.fromdate, hasJobs.todate FROM architect, hasJobs, job WHERE architect.id = hasJobs.archid AND job.id = hasJobs.jobid;</text:p>
            </text:list-item>
            <text:list-item>
              <text:p text:style-name="P123">SELECT architect.name, architect.firstname, job.label, hasJobs.fromdate, hasJobs.todate FROM architect JOIN job, hasJobs WHERE architect.id = hasJobs.archid AND job.id = hasJobs.jobid;</text:p>
            </text:list-item>
            <text:list-item>
              <text:p text:style-name="P139">correction (j’ai une bonne réponse) <text:span text:style-name="T24">: SELECT name, firstname, job.label, fromdate, todate FROM architect INNER JOIN hasJobs ON architect.id = hasJobs.archid INNER JOIN job ON hasJobs.jobid = jobid ;</text:span></text:p>
            </text:list-item>
          </text:list>
        </text:list-item>
        <text:list-item>
          <text:p text:style-name="P94"><text:span text:style-name="T115">lister les noms et prénoms des </text:span><text:span text:style-name="T116">inspecteurs</text:span><text:span text:style-name="T115"> avec leurs dates d’exercices :</text:span></text:p>
          <text:list>
            <text:list-item>
              <text:p text:style-name="P94"><text:span text:style-name="T115">SELECT name, firstname FROM architect INNER JOIN hasJob</text:span><text:span text:style-name="T117">s </text:span><text:span text:style-name="T115">WHERE jobid = 2 AND architect.id = hasJobs.archid;</text:span></text:p>
            </text:list-item>
          </text:list>
        </text:list-item>
        <text:list-item>
          <text:p text:style-name="P124">lister les noms et prénoms des architectes inspecteurs avant 1850 :</text:p>
          <text:list>
            <text:list-item>
              <text:p text:style-name="P124">SELECT name, firstname, hasJobs.todate FROM architect INNER JOIN hasJobs WHERE jobid = 2 AND architect.id = hasJobs.archid <text:s/>AND hasJobs.todate &lt;= 1850;<text:tab/></text:p>
            </text:list-item>
            <text:list-item>
              <text:p text:style-name="P95"><text:span text:style-name="T57">correction (j’ai </text:span><text:span text:style-name="T60">eu la bonne réponse</text:span><text:span text:style-name="T57">)</text:span><text:span text:style-name="T119"> SELECT architect.name, architect.firstname FROM architect INNER JOIN hasJobs ON architect.id = hasJobs.archid INNER JOIN job ON hasJobs.jobid = job.id, WHERE label = ‘inspecteur’ AND hasJobs.todate ≤ 1850 ;</text:span></text:p>
            </text:list-item>
          </text:list>
        </text:list-item>
        <text:list-item>
          <text:p text:style-name="P124">lister alphabétiquement les architectes inspecteurs après 1850</text:p>
          <text:list>
            <text:list-item>
              <text:p text:style-name="P124">SELECT name, firstname, hasJobs.fromdat<text:span text:style-name="T176">e </text:span>FROM architect INNER JOIN hasJobs WHERE jobid = 2 AND architect.id = hasJobs.archid <text:s/>AND hasJobs.fromdate &gt;= '1850' ORDER BY architect.name;</text:p>
            </text:list-item>
            <text:list-item>
              <text:p text:style-name="P96"><text:span text:style-name="T58">correction (j’ai eu une bonne réponse </text:span><text:span text:style-name="T61">écrite de manière pas très stricte</text:span><text:span text:style-name="T58">) </text:span><text:span text:style-name="T118">: </text:span><text:span text:style-name="T119"><text:s/>SELECT architect.name, architect.firstname FROM architect INNER JOIN hasJobs ON architect.id = hasJobs.archid INNER JOIN job ON hasJobs.jobid = job.id, WHERE label = ‘inspecteur’ AND hasJobs.</text:span><text:span text:style-name="T118">from</text:span><text:span text:style-name="T119">date </text:span><text:span text:style-name="T118">&gt;=</text:span><text:span text:style-name="T119"> 1850 </text:span><text:span text:style-name="T118">ORDER BY architect.name</text:span><text:span text:style-name="T119"> ;</text:span></text:p>
            </text:list-item>
          </text:list>
        </text:list-item>
        <text:list-item>
          <text:p text:style-name="P124">trier alphabétiquement les labels des bâtiments restaurés par Emile Boeswillwald</text:p>
          <text:list>
            <text:list-item>
              <text:p text:style-name="P124"><text:span text:style-name="T177">moi : </text:span>SELECT architect.name, architect.firstname, building.label FROM architec INNER JOIN restor<text:span text:style-name="T177">e </text:span>ON architect.id = restore.archid AND architect.name = 'Boeswillwald' INNER JOIN building ON restore.buildingid = building.id ORDER BY building.label</text:p>
            </text:list-item>
          </text:list>
        </text:list-item>
      </text:list>
      <text:p text:style-name="P57"/>
      <text:p text:style-name="P9"><text:span text:style-name="T63">r</text:span><text:span text:style-name="T64">etirer les ambiguïtés </text:span><text:span text:style-name="T104">: si 2 attributs sur 2 tables ont le même nom, alors on a un message d’erreur =&gt; indiquer le chaque table : nom_table1.attribut, nom_table2.attribut</text:span></text:p>
      <text:p text:style-name="P57"/>
      <text:p text:style-name="P66"/>
      <text:p text:style-name="P10"><text:span text:style-name="T59">[</text:span><text:span text:style-name="T65">C</text:span><text:span text:style-name="T66">OURS 4]</text:span></text:p>
      <text:p text:style-name="P74">Les fonctions d’agrégation</text:p>
      <text:p text:style-name="P59">permettent d’exprimer des conditions sur des groupes de lignes et de constituer le résultat :</text:p>
      <text:list xml:id="list3837588055" text:style-name="L6">
        <text:list-item>
          <text:p text:style-name="P125">‘COUNT()’ – compte le nombre de lignes</text:p>
        </text:list-item>
        <text:list-item>
          <text:p text:style-name="P125">‘AVG()’ – calcule la moyenne de l’expression</text:p>
        </text:list-item>
        <text:list-item>
          <text:p text:style-name="P125">‘MIN()’ – calcule la valeur minimale de l’expression</text:p>
        </text:list-item>
        <text:list-item>
          <text:p text:style-name="P125">‘MAX()’ calcule la valeur maximale de l’expression</text:p>
        </text:list-item>
        <text:list-item>
          <text:p text:style-name="P125">‘SUM()’ – calcule l’addition de la totalité des résultats</text:p>
        </text:list-item>
      </text:list>
      <text:p text:style-name="P59"/>
      <text:p text:style-name="P18"><text:span text:style-name="T166">exemples </text:span><text:span text:style-name="T69">:</text:span></text:p>
      <text:list xml:id="list2406787192" text:style-name="L7">
        <text:list-item>
          <text:p text:style-name="P110"><text:soft-page-break/><text:span text:style-name="T69">retourner le nombre d’</text:span><text:span text:style-name="T120">architectes qui sont allés aux BA : ‘SELECT COUNT(*) FROM architect WHERE barts = 1 ;</text:span></text:p>
        </text:list-item>
      </text:list>
      <text:p text:style-name="P61"/>
      <text:p text:style-name="P19"><text:span text:style-name="T50">l</text:span><text:span text:style-name="T46">a clause GROUP BY</text:span></text:p>
      <text:p text:style-name="P62">optional clause of the SELECT statement that combines rows into groups based on matching values in specified columns. One row is returned for each group.</text:p>
      <text:list xml:id="list3350552784" text:style-name="L8">
        <text:list-item>
          <text:p text:style-name="P127">HAVING : clause qui </text:p>
        </text:list-item>
      </text:list>
      <text:p text:style-name="P62"/>
      <text:p text:style-name="P19"><text:span text:style-name="T166">exercice </text:span><text:span text:style-name="T69">:</text:span></text:p>
      <text:list xml:id="list1682195163" text:style-name="L9">
        <text:list-item>
          <text:p text:style-name="P128">sélectionner le nom et prénom des 3 architectes qui ont suivi le plus de restaurations : </text:p>
          <text:list>
            <text:list-item>
              <text:p text:style-name="P128">SELECT name, firstname, COUNT(*) AS count FROM architect, restore WHERE architect.id = restore.archid GROUP BY archid ORDER BY count DESC LIMIT 3;</text:p>
            </text:list-item>
          </text:list>
        </text:list-item>
        <text:list-item>
          <text:p text:style-name="P145"><text:span text:style-name="T123">s</text:span><text:span text:style-name="T69">électionner le nom et le prénoms des architectes ayant travaillé sur 3 chantiers de restauration (avec HAVING) : </text:span></text:p>
          <text:list>
            <text:list-item>
              <text:p text:style-name="P126"><text:span text:style-name="T178">solution 1 : </text:span>SELECT firstname, name, COUNT(*) AS chantiers FROM architect, restore WHERE architect.id = restore.archid GROUP BY restore.archid HAVING chantiers = 3;</text:p>
            </text:list-item>
            <text:list-item>
              <text:p text:style-name="P129">solution 2 (avec un subselect) : SELECT name, firstname, chantiers FROM Architect, (SELECT archid, COUNT(buildingid) AS count FROM restore GROUP BY archid ORDER BY chantiers DESC LIMIT 3) WHERE architect.id = archid ;</text:p>
              <text:list>
                <text:list-item>
                  <text:p text:style-name="P129">en gros, le subselect permet de travailler uniquement sur la table ‘restore’, pour préparer les données avant de les croiser avec la table architect</text:p>
                </text:list-item>
              </text:list>
            </text:list-item>
          </text:list>
        </text:list-item>
      </text:list>
      <text:p text:style-name="P64"/>
      <text:p text:style-name="P64"/>
      <text:p text:style-name="P64"/>
      <text:p text:style-name="P65">[<text:span text:style-name="T2">COURS 5</text:span>]</text:p>
      <text:p text:style-name="P75">tp enchères</text:p>
      <text:list xml:id="list3848161712" text:style-name="L10">
        <text:list-item>
          <text:p text:style-name="P130">lister les artistes présents dans la base <text:span text:style-name="T6">(correct)</text:span></text:p>
          <text:list>
            <text:list-item>
              <text:p text:style-name="P130">SELECT artiste.nom, artiste.prenom FROM artiste;</text:p>
            </text:list-item>
          </text:list>
        </text:list-item>
        <text:list-item>
          <text:p text:style-name="P131">trier les artistes par date de naissance <text:span text:style-name="T6">(correct)</text:span></text:p>
          <text:list>
            <text:list-item>
              <text:p text:style-name="P132">SELECT artiste.nom, artiste.prenom</text:p>
              <text:list>
                <text:list-header>
                  <text:p text:style-name="P132">FROM artiste ORDER BY artiste.date_naissance ;</text:p>
                </text:list-header>
              </text:list>
            </text:list-item>
          </text:list>
        </text:list-item>
        <text:list-item>
          <text:p text:style-name="P131">lister noms et prénoms des acquéreurs <text:span text:style-name="T6">(correct)</text:span></text:p>
          <text:list>
            <text:list-item>
              <text:p text:style-name="P130">SELECT personne.nom, personne.prenom FROM personne;</text:p>
            </text:list-item>
          </text:list>
        </text:list-item>
        <text:list-item>
          <text:p text:style-name="P131">lister acquéreurs par ordre alphabétique de nom <text:span text:style-name="T6">(correct)</text:span></text:p>
          <text:list>
            <text:list-item>
              <text:p text:style-name="P132">SELECT personne.nom, personne.prenom</text:p>
              <text:list>
                <text:list-header>
                  <text:p text:style-name="P132">FROM personne</text:p>
                  <text:p text:style-name="P134">ORDER BY personne.nom ;</text:p>
                </text:list-header>
              </text:list>
            </text:list-item>
          </text:list>
        </text:list-item>
        <text:list-item>
          <text:p text:style-name="P131">dédoublonner la liste des identifiants des ventes inscrites dans la table acquérir <text:span text:style-name="T6">(correct)</text:span></text:p>
          <text:list>
            <text:list-item>
              <text:p text:style-name="P130">SELECT DISTINCT acquerir.vente_id FROM acquerir ;</text:p>
            </text:list-item>
          </text:list>
        </text:list-item>
        <text:list-item>
          <text:p text:style-name="P131">lister les ventes avant le XXIe siècle <text:span text:style-name="T6">(correct)</text:span></text:p>
          <text:list>
            <text:list-item>
              <text:p text:style-name="P132">SELECT vente.date_vente </text:p>
              <text:list>
                <text:list-header>
                  <text:p text:style-name="P132">FROM vente</text:p>
                  <text:p text:style-name="P140"><text:span text:style-name="T25">WHERE date_vente &lt; ‘200</text:span><text:span text:style-name="T31">1</text:span><text:span text:style-name="T25">’;</text:span></text:p>
                </text:list-header>
              </text:list>
            </text:list-item>
          </text:list>
        </text:list-item>
        <text:list-item>
          <text:p text:style-name="P132">lister les ventes dont on connaît la maison, en affichant le nom de cette maison <text:span text:style-name="T7">(très correct</text:span><text:span text:style-name="T179">)</text:span></text:p>
          <text:list>
            <text:list-item>
              <text:p text:style-name="P132">SELECT vente.*, maison_vente.nom</text:p>
            </text:list-item>
          </text:list>
          <text:p text:style-name="P130"><text:tab/>FROM vente</text:p>
          <text:p text:style-name="P130"><text:tab/>JOIN maison_vente</text:p>
          <text:p text:style-name="P130"><text:tab/>ON vente.maison_vente_id = maison_vente.id;</text:p>
        </text:list-item>
        <text:list-item>
          <text:p text:style-name="P132">lister les ventes dont on connaît la maison, avant le XXIe siècle (en affichant le nom de cette maison) <text:span text:style-name="T180">(</text:span><text:span text:style-name="T8">correct</text:span><text:span text:style-name="T180">)</text:span></text:p>
          <text:list>
            <text:list-item>
              <text:p text:style-name="P132">SELECT vente.*, maison_vente.nom</text:p>
            </text:list-item>
          </text:list>
          <text:p text:style-name="P132"><text:tab/>FROM vente</text:p>
          <text:p text:style-name="P132"><text:soft-page-break/><text:tab/>JOIN maison_vente</text:p>
          <text:list>
            <text:list-item>
              <text:list>
                <text:list-header>
                  <text:p text:style-name="P132">ON vente.maison_vente_id = maison_vente.id</text:p>
                  <text:p text:style-name="P140"><text:span text:style-name="T25">WHERE vente.date_vente &lt; </text:span><text:span text:style-name="T31">‘</text:span><text:span text:style-name="T25">200</text:span><text:span text:style-name="T31">1’</text:span><text:span text:style-name="T25">;</text:span></text:p>
                </text:list-header>
              </text:list>
            </text:list-item>
          </text:list>
        </text:list-item>
        <text:list-item>
          <text:p text:style-name="P130">lister toutes les ventes, avant le XXIe siècle (en affichant le nom de cette maison quand il est connu, NULL sinon)</text:p>
          <text:list>
            <text:list-item>
              <text:p text:style-name="P130">SELECT vente.*, maison_vente.nom</text:p>
              <text:p text:style-name="P130"><text:tab/>FROM vente</text:p>
              <text:p text:style-name="P130"><text:tab/>LEFT JOIN maison_vente</text:p>
              <text:p text:style-name="P130"><text:tab/>ON vente.maison_vente_id = maison_vente.id</text:p>
              <text:p text:style-name="P97"><text:span text:style-name="T127"><text:tab/>WHERE vente.date_vente &lt; '200</text:span><text:span text:style-name="T129">1</text:span><text:span text:style-name="T127">';</text:span></text:p>
            </text:list-item>
          </text:list>
        </text:list-item>
        <text:list-item>
          <text:p text:style-name="P130">pour chaque acquisition dont on connaît l’acquéreur, lister le titre de l’œuvre en regard de son nom <text:span text:style-name="T181">(</text:span><text:span text:style-name="T9">correct</text:span><text:span text:style-name="T181">)</text:span></text:p>
          <text:list>
            <text:list-item>
              <text:p text:style-name="P130">SELECT personne.nom, personne.id, acquerir.personne_id, oeuvre.titre, acquerir.oeuvre_id, oeuvre.id</text:p>
              <text:p text:style-name="P130"><text:tab/>FROM personne</text:p>
              <text:p text:style-name="P130"><text:tab/>JOIN acquerir</text:p>
              <text:p text:style-name="P130"><text:tab/>ON personne.id = acquerir.personne_id</text:p>
              <text:p text:style-name="P130"><text:tab/>JOIN oeuvre</text:p>
              <text:p text:style-name="P130"><text:tab/>ON acquerir.oeuvre_id = oeuvre.id;</text:p>
            </text:list-item>
          </text:list>
        </text:list-item>
        <text:list-item>
          <text:p text:style-name="P130">pour toutes les acquisitions, lister le titre de l’œuvre en regard du nom de son acquéreur ( NULL s’il est inconnu)</text:p>
          <text:list>
            <text:list-item>
              <text:p text:style-name="P130">SELECT personne.nom, personne.id, acquerir.personne_id, oeuvre.titre, acquerir.oeuvre_id, oeuvre.id</text:p>
              <text:list>
                <text:list-item>
                  <text:list>
                    <text:list-header>
                      <text:p text:style-name="P130">FROM acquerir</text:p>
                      <text:p text:style-name="P130">LEFT JOIN personne</text:p>
                    </text:list-header>
                  </text:list>
                </text:list-item>
              </text:list>
              <text:p text:style-name="P130"><text:tab/>ON acquerir.personne_id = personne.id</text:p>
              <text:p text:style-name="P130"><text:tab/>JOIN oeuvre</text:p>
              <text:p text:style-name="P130"><text:tab/>ON acquerir.oeuvre_id = oeuvre.id;</text:p>
            </text:list-item>
          </text:list>
        </text:list-item>
        <text:list-item>
          <text:p text:style-name="P130">lister le nom et le prénom des acquéreurs successifs de La table servie, ainsi que le prix d’acquisition (tri par date d’acquisition) <text:span text:style-name="T182">(</text:span><text:span text:style-name="T10">correct</text:span><text:span text:style-name="T182">)</text:span></text:p>
          <text:list>
            <text:list-item>
              <text:p text:style-name="P141"><text:span text:style-name="T25">Commentaire sur le modèle de données ? </text:span><text:span text:style-name="T32">(jsp mais l’espace dans le titre il est bien traître)</text:span></text:p>
            </text:list-item>
            <text:list-item>
              <text:p text:style-name="P135">SELECT personne.nom, personne.prenom, acquerir.prix, vente.date_vente, oeuvre.id</text:p>
              <text:p text:style-name="P135"><text:tab/>FROM acquerir</text:p>
              <text:p text:style-name="P135"><text:tab/>JOIN personne ON acquerir.personne_id = personne.id</text:p>
              <text:p text:style-name="P135"><text:tab/>JOIN oeuvre ON acquerir.oeuvre_id = oeuvre.id</text:p>
              <text:p text:style-name="P135"><text:tab/>JOIN vente ON acquerir.vente_id = vente.id</text:p>
              <text:p text:style-name="P135"><text:tab/>WHERE oeuvre.titre = 'La table servie '</text:p>
              <text:p text:style-name="P135"><text:tab/>ORDER BY vente.date_vente;</text:p>
            </text:list-item>
            <text:list-item>
              <text:p text:style-name="P136">pour contourner le titre mal écrit : ‘WHERE œuvre.titre LIKE ‘%table%’</text:p>
            </text:list-item>
          </text:list>
        </text:list-item>
        <text:list-item>
          <text:p text:style-name="P130">afficher le total des sommes versées par les acquéreurs réunis</text:p>
          <text:list>
            <text:list-item>
              <text:p text:style-name="P130">SELECT SUM(acquerir.prix) AS total_bif FROM acquerir;</text:p>
            </text:list-item>
          </text:list>
        </text:list-item>
        <text:list-item>
          <text:p text:style-name="P130">afficher le total des sommes versées par les acquéreurs réunis, à chaque vente</text:p>
          <text:list>
            <text:list-item>
              <text:p text:style-name="P130">SELECT SUM(acquerir.prix) AS bif_par_vente, acquerir.vente_id, vente.id</text:p>
              <text:p text:style-name="P130"><text:tab/>FROM acquerir</text:p>
              <text:p text:style-name="P130"><text:tab/>JOIN vente</text:p>
              <text:p text:style-name="P130"><text:tab/>ON acquerir.vente_id = vente.id</text:p>
              <text:p text:style-name="P130"><text:tab/>GROUP BY vente.id;</text:p>
            </text:list-item>
          </text:list>
        </text:list-item>
        <text:list-item>
          <text:p text:style-name="P130">pour chaque vente, afficher sa date et le total des sommes versées par les acquéreurs réunis (ordre chronologique)</text:p>
          <text:list>
            <text:list-item>
              <text:p text:style-name="P130">SELECT SUM(acquerir.prix) AS bif_par_vente, acquerir.vente_id, vente.id, vente.date_vente</text:p>
              <text:p text:style-name="P130"><text:soft-page-break/><text:tab/>FROM acquerir</text:p>
              <text:p text:style-name="P130"><text:tab/>JOIN vente</text:p>
              <text:p text:style-name="P130"><text:tab/>ON acquerir.vente_id = vente.id</text:p>
              <text:p text:style-name="P130"><text:tab/>GROUP BY vente.id</text:p>
              <text:p text:style-name="P130"><text:tab/>ORDER BY vente.date_vente;</text:p>
            </text:list-item>
          </text:list>
        </text:list-item>
      </text:list>
      <text:p text:style-name="P65"/>
      <text:p text:style-name="P137">[<text:span text:style-name="T2">COURS 6</text:span>]</text:p>
      <text:p text:style-name="P142">tp enchères</text:p>
      <text:list xml:id="list1541578923" text:style-name="L11">
        <text:list-item>
          <text:p text:style-name="P98"><text:span text:style-name="T130">afficher la somme totale dépensée par Bernard A., et son nom</text:span></text:p>
          <text:list>
            <text:list-item>
              <text:p text:style-name="P98"><text:span text:style-name="T130">SELECT personne.nom || ' ' || personne.prenom as sagouin, SUM(acquerir.prix) as evasion_fiscale</text:span></text:p>
              <text:p text:style-name="P98"><text:span text:style-name="T130"><text:tab/>FROM personne</text:span></text:p>
              <text:p text:style-name="P98"><text:span text:style-name="T130"><text:tab/>INNER JOIN acquerir ON personne.id = acquerir.personne_id</text:span></text:p>
              <text:p text:style-name="P98"><text:span text:style-name="T130"><text:tab/>WHERE personne.id = 5;</text:span></text:p>
            </text:list-item>
          </text:list>
        </text:list-item>
        <text:list-item>
          <text:p text:style-name="P99"><text:span text:style-name="T130">lister les noms des acquéreurs par ordre décroissant du nombre d’acquisitions</text:span></text:p>
          <text:list>
            <text:list-item>
              <text:p text:style-name="P100"><text:span text:style-name="T45">Attention : certaines acquisitions ne sont pas attribuées, on souhaite savoir combien et voir le total dans le palmarès.</text:span></text:p>
            </text:list-item>
            <text:list-item>
              <text:p text:style-name="P143"><text:span text:style-name="T34">SELECT COUNT(acquerir.oeuvre_id) as nb_oeuvres, personne.nom, personne.prenom</text:span></text:p>
              <text:p text:style-name="P143"><text:span text:style-name="T34"><text:tab/>FROM acquerir</text:span></text:p>
              <text:p text:style-name="P143"><text:span text:style-name="T34"><text:tab/>LEFT JOIN personne ON acquerir.personne_id = personne.id</text:span></text:p>
              <text:p text:style-name="P143"><text:span text:style-name="T34"><text:tab/>GROUP BY personne.id</text:span></text:p>
              <text:p text:style-name="P143"><text:span text:style-name="T34"><text:tab/>ORDER BY nb_oeuvres;</text:span></text:p>
            </text:list-item>
          </text:list>
        </text:list-item>
      </text:list>
      <text:list xml:id="list3087779880" text:style-name="L12">
        <text:list-item>
          <text:p text:style-name="P101"><text:span text:style-name="T130">afficher le titre et le prix de l’œuvre la plus chère</text:span></text:p>
          <text:list>
            <text:list-item>
              <text:p text:style-name="P101"><text:span text:style-name="T130">SELECT oeuvre.titre, SUM(acquerir.prix)</text:span></text:p>
              <text:p text:style-name="P101"><text:span text:style-name="T130"><text:tab/>FROM oeuvre</text:span></text:p>
              <text:p text:style-name="P101"><text:span text:style-name="T130"><text:tab/>INNER JOIN acquerir ON oeuvre.id = acquerir.oeuvre_id</text:span></text:p>
              <text:p text:style-name="P101"><text:span text:style-name="T130"><text:tab/>GROUP BY acquerir.oeuvre_id</text:span></text:p>
              <text:p text:style-name="P101"><text:span text:style-name="T130"><text:tab/>ORDER BY acquerir.prix DESC </text:span><text:span text:style-name="T131">LIMIT 1</text:span><text:span text:style-name="T130">;</text:span></text:p>
            </text:list-item>
          </text:list>
        </text:list-item>
        <text:list-item>
          <text:p text:style-name="P101"><text:span text:style-name="T130">afficher le titre et le prix de l’œuvre la plus chère de chaque vente (ordre</text:span></text:p>
        </text:list-item>
      </text:list>
      <text:p text:style-name="P147"><text:span text:style-name="T69">chronologique)</text:span></text:p>
      <text:list xml:id="list3710470436" text:style-name="L13">
        <text:list-item>
          <text:list>
            <text:list-item>
              <text:p text:style-name="P146"><text:span text:style-name="T69">SELECT oeuvre.titre, MAX(acquerir.prix), vente.date_vente</text:span></text:p>
              <text:p text:style-name="P146"><text:span text:style-name="T69"><text:tab/>FROM oeuvre, acquerir, vente</text:span></text:p>
              <text:p text:style-name="P146"><text:span text:style-name="T69"><text:tab/>WHERE oeuvre.id = acquerir.oeuvre_id AND acquerir.vente_id = vente.id</text:span></text:p>
              <text:p text:style-name="P146"><text:span text:style-name="T69"><text:tab/>GROUP BY vente.id</text:span></text:p>
              <text:p text:style-name="P146"><text:span text:style-name="T69"><text:tab/>ORDER BY vente.date_vente;</text:span></text:p>
            </text:list-item>
          </text:list>
        </text:list-item>
        <text:list-item>
          <text:p text:style-name="P102"><text:span text:style-name="T130">afficher le prix minimal et maximal de chaque œuvre</text:span></text:p>
          <text:list>
            <text:list-item>
              <text:p text:style-name="P102"><text:span text:style-name="T130">SELECT MIN(acquerir.prix), MAX(acquerir.prix), acquerir.oeuvre_id</text:span></text:p>
              <text:p text:style-name="P102"><text:span text:style-name="T130"><text:tab/>FROM acquerir</text:span></text:p>
              <text:p text:style-name="P102"><text:span text:style-name="T130"><text:tab/>GROUP BY acquerir.oeuvre_id;</text:span></text:p>
            </text:list-item>
          </text:list>
        </text:list-item>
        <text:list-item>
          <text:p text:style-name="P102"><text:span text:style-name="T130">afficher le prix moyen d’une œuvre par type (peinture, sculpture, photographie)</text:span></text:p>
          <text:list>
            <text:list-item>
              <text:p text:style-name="P148"><text:span text:style-name="T130">SELECT AVG(acquerir.prix), oeuvre.type</text:span></text:p>
              <text:p text:style-name="P148"><text:span text:style-name="T130"><text:tab/>FROM acquerir</text:span></text:p>
              <text:p text:style-name="P148"><text:span text:style-name="T130"><text:tab/>INNER JOIN oeuvre ON acquerir.oeuvre_id = oeuvre.id</text:span></text:p>
              <text:p text:style-name="P148"><text:span text:style-name="T130"><text:tab/>GROUP BY oeuvre.type;</text:span></text:p>
            </text:list-item>
          </text:list>
        </text:list-item>
        <text:list-item>
          <text:p text:style-name="P102"><text:span text:style-name="T130">afficher les oeuvres dont le prix moyen est supérieur à 6 millions</text:span></text:p>
          <text:list>
            <text:list-item>
              <text:p text:style-name="P102"><text:span text:style-name="T130">SELECT AVG(acquerir.prix) AS bif_moyen, oeuvre.titre, acquerir.oeuvre_id, oeuvre.id</text:span></text:p>
              <text:p text:style-name="P102"><text:span text:style-name="T130"><text:tab/>FROM acquerir</text:span></text:p>
              <text:p text:style-name="P102"><text:span text:style-name="T130"><text:tab/>INNER JOIN oeuvre ON acquerir.oeuvre_id = oeuvre.id</text:span></text:p>
              <text:p text:style-name="P102"><text:span text:style-name="T130"><text:tab/>GROUP BY acquerir.oeuvre_id</text:span></text:p>
              <text:p text:style-name="P102"><text:span text:style-name="T130"><text:tab/>HAVING bif_moyen &gt; 6000000;</text:span></text:p>
            </text:list-item>
          </text:list>
        </text:list-item>
        <text:list-item>
          <text:p text:style-name="P102"><text:span text:style-name="T130">afficher le genre pour lequel le prix moyen est le plus élevé (plus compliqué…)</text:span></text:p>
          <text:list>
            <text:list-item>
              <text:p text:style-name="P102"><text:span text:style-name="T130">SELECT AVG(acquerir.prix) AS bif_moyen, oeuvre.type</text:span></text:p>
              <text:p text:style-name="P102"><text:soft-page-break/><text:span text:style-name="T130"><text:tab/>FROM acquerir</text:span></text:p>
              <text:p text:style-name="P102"><text:span text:style-name="T130"><text:tab/>INNER JOIN oeuvre ON acquerir.oeuvre_id = oeuvre.id</text:span></text:p>
              <text:p text:style-name="P102"><text:span text:style-name="T130"><text:tab/>GROUP BY oeuvre.type</text:span></text:p>
              <text:p text:style-name="P102"><text:span text:style-name="T130"><text:tab/>ORDER BY bif_moyen DESC;</text:span></text:p>
            </text:list-item>
          </text:list>
        </text:list-item>
        <text:list-item>
          <text:p text:style-name="P102"><text:span text:style-name="T130">pour les acquéreurs qui ont au moins 30 acquisitions, afficher leur nom et leur</text:span></text:p>
        </text:list-item>
      </text:list>
      <text:p text:style-name="P103"><text:span text:style-name="T130">nombre d’acquisition</text:span><text:span text:style-name="T132">s</text:span></text:p>
      <text:list xml:id="list960616509" text:style-name="L16">
        <text:list-item>
          <text:list>
            <text:list-item>
              <text:p text:style-name="P149"><text:span text:style-name="T69">il y a 0 résultats meuh bon</text:span></text:p>
            </text:list-item>
            <text:list-item>
              <text:p text:style-name="P149"><text:span text:style-name="T69">SELECT personne.nom, personne.prenom, COUNT(acquerir.oeuvre_id) AS oe</text:span></text:p>
              <text:p text:style-name="P149"><text:span text:style-name="T69"><text:tab/>FROM personne</text:span></text:p>
              <text:p text:style-name="P149"><text:span text:style-name="T69"><text:tab/>INNER JOIN acquerir ON personne.id = acquerir.personne_id</text:span></text:p>
              <text:p text:style-name="P149"><text:span text:style-name="T69"><text:tab/>GROUP BY acquerir.personne_id</text:span></text:p>
              <text:p text:style-name="P149"><text:span text:style-name="T69"><text:tab/>HAVING oe &gt; 29;</text:span></text:p>
            </text:list-item>
          </text:list>
        </text:list-item>
        <text:list-item>
          <text:p text:style-name="P104"><text:span text:style-name="T130">quelle est l’œuvre la plus vendue ? – pas facile – </text:span></text:p>
          <text:list>
            <text:list-item>
              <text:p text:style-name="P104"><text:span text:style-name="T45">Attention : plusieurs œuvres peuvent être n°1 ex æquo…</text:span></text:p>
            </text:list-item>
            <text:list-item>
              <text:p text:style-name="P144"><text:span text:style-name="T34">SELECT oeuvre.titre, COUNT(acquerir.oeuvre_id) as nb_ventes</text:span></text:p>
              <text:p text:style-name="P144"><text:span text:style-name="T34"><text:tab/>FROM oeuvre</text:span></text:p>
              <text:p text:style-name="P144"><text:span text:style-name="T34"><text:tab/>INNER JOIN acquerir ON oeuvre.id = acquerir.oeuvre_id</text:span></text:p>
              <text:p text:style-name="P144"><text:span text:style-name="T34"><text:tab/>GROUP BY acquerir.vente_id</text:span></text:p>
              <text:p text:style-name="P144"><text:span text:style-name="T34"><text:tab/>ORDER BY nb_ventes DESC LIMIT 1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0:10:08.197009334</meta:creation-date>
    <dc:date>2021-11-26T20:02:44.445490624</dc:date>
    <meta:editing-duration>PT7H39M29S</meta:editing-duration>
    <meta:editing-cycles>85</meta:editing-cycles>
    <meta:generator>LibreOffice/6.4.7.2$Linux_X86_64 LibreOffice_project/40$Build-2</meta:generator>
    <meta:document-statistic meta:table-count="0" meta:image-count="0" meta:object-count="0" meta:page-count="10" meta:paragraph-count="332" meta:word-count="3820" meta:character-count="23769" meta:non-whitespace-character-count="20276"/>
  </office:meta>
</office:document-meta>
</file>